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248in" svg:y="77.3728in">
            <draw:object draw:notify-on-update-of-ranges="Sheet1.C2:Sheet1.C452 Sheet1.D2:Sheet1.D4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393" calcext:value-type="float">
            <text:p>33.393</text:p>
          </table:table-cell>
          <table:table-cell office:value-type="float" office:value="1.125" calcext:value-type="float">
            <text:p>1.1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06" calcext:value-type="float">
            <text:p>37.706</text:p>
          </table:table-cell>
          <table:table-cell office:value-type="float" office:value="1.42604" calcext:value-type="float">
            <text:p>1.42604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321" calcext:value-type="float">
            <text:p>35.321</text:p>
          </table:table-cell>
          <table:table-cell office:value-type="float" office:value="1.88566" calcext:value-type="float">
            <text:p>1.88566</text:p>
          </table:table-cell>
          <table:table-cell office:value-type="float" office:value="8.8625" calcext:value-type="float">
            <text:p>8.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128" calcext:value-type="float">
            <text:p>31.128</text:p>
          </table:table-cell>
          <table:table-cell office:value-type="float" office:value="2.13188" calcext:value-type="float">
            <text:p>2.13188</text:p>
          </table:table-cell>
          <table:table-cell office:value-type="float" office:value="8.8625" calcext:value-type="float">
            <text:p>8.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772" calcext:value-type="float">
            <text:p>33.772</text:p>
          </table:table-cell>
          <table:table-cell office:value-type="float" office:value="2.46729" calcext:value-type="float">
            <text:p>2.46729</text:p>
          </table:table-cell>
          <table:table-cell office:value-type="float" office:value="9.995" calcext:value-type="float">
            <text:p>9.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881" calcext:value-type="float">
            <text:p>33.881</text:p>
          </table:table-cell>
          <table:table-cell office:value-type="float" office:value="2.80732" calcext:value-type="float">
            <text:p>2.80732</text:p>
          </table:table-cell>
          <table:table-cell office:value-type="float" office:value="10.4625" calcext:value-type="float">
            <text:p>10.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911" calcext:value-type="float">
            <text:p>37.911</text:p>
          </table:table-cell>
          <table:table-cell office:value-type="float" office:value="3.13233" calcext:value-type="float">
            <text:p>3.13233</text:p>
          </table:table-cell>
          <table:table-cell office:value-type="float" office:value="11.2825" calcext:value-type="float">
            <text:p>11.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302" calcext:value-type="float">
            <text:p>41.302</text:p>
          </table:table-cell>
          <table:table-cell office:value-type="float" office:value="3.40158" calcext:value-type="float">
            <text:p>3.40158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17" calcext:value-type="float">
            <text:p>37.817</text:p>
          </table:table-cell>
          <table:table-cell office:value-type="float" office:value="3.68109" calcext:value-type="float">
            <text:p>3.68109</text:p>
          </table:table-cell>
          <table:table-cell office:value-type="float" office:value="12.4425" calcext:value-type="float">
            <text:p>12.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14" calcext:value-type="float">
            <text:p>42.14</text:p>
          </table:table-cell>
          <table:table-cell office:value-type="float" office:value="3.93234" calcext:value-type="float">
            <text:p>3.93234</text:p>
          </table:table-cell>
          <table:table-cell office:value-type="float" office:value="19.5425" calcext:value-type="float">
            <text:p>19.5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551" calcext:value-type="float">
            <text:p>41.551</text:p>
          </table:table-cell>
          <table:table-cell office:value-type="float" office:value="4.18234" calcext:value-type="float">
            <text:p>4.18234</text:p>
          </table:table-cell>
          <table:table-cell office:value-type="float" office:value="22.425" calcext:value-type="float">
            <text:p>22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.995" calcext:value-type="float">
            <text:p>39.995</text:p>
          </table:table-cell>
          <table:table-cell office:value-type="float" office:value="4.51116" calcext:value-type="float">
            <text:p>4.51116</text:p>
          </table:table-cell>
          <table:table-cell office:value-type="float" office:value="26.3725" calcext:value-type="float">
            <text:p>26.3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.374" calcext:value-type="float">
            <text:p>40.374</text:p>
          </table:table-cell>
          <table:table-cell office:value-type="float" office:value="4.76611" calcext:value-type="float">
            <text:p>4.76611</text:p>
          </table:table-cell>
          <table:table-cell office:value-type="float" office:value="26.86" calcext:value-type="float">
            <text:p>2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555" calcext:value-type="float">
            <text:p>39.555</text:p>
          </table:table-cell>
          <table:table-cell office:value-type="float" office:value="5.07535" calcext:value-type="float">
            <text:p>5.07535</text:p>
          </table:table-cell>
          <table:table-cell office:value-type="float" office:value="28.6175" calcext:value-type="float">
            <text:p>28.6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108" calcext:value-type="float">
            <text:p>44.108</text:p>
          </table:table-cell>
          <table:table-cell office:value-type="float" office:value="5.34461" calcext:value-type="float">
            <text:p>5.34461</text:p>
          </table:table-cell>
          <table:table-cell office:value-type="float" office:value="29.67" calcext:value-type="float">
            <text:p>2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131" calcext:value-type="float">
            <text:p>41.131</text:p>
          </table:table-cell>
          <table:table-cell office:value-type="float" office:value="5.65384" calcext:value-type="float">
            <text:p>5.65384</text:p>
          </table:table-cell>
          <table:table-cell office:value-type="float" office:value="31.045" calcext:value-type="float">
            <text:p>31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161" calcext:value-type="float">
            <text:p>42.161</text:p>
          </table:table-cell>
          <table:table-cell office:value-type="float" office:value="5.85999" calcext:value-type="float">
            <text:p>5.85999</text:p>
          </table:table-cell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755" calcext:value-type="float">
            <text:p>52.755</text:p>
          </table:table-cell>
          <table:table-cell office:value-type="float" office:value="6.26078" calcext:value-type="float">
            <text:p>6.26078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.577" calcext:value-type="float">
            <text:p>50.577</text:p>
          </table:table-cell>
          <table:table-cell office:value-type="float" office:value="6.56182" calcext:value-type="float">
            <text:p>6.56182</text:p>
          </table:table-cell>
          <table:table-cell office:value-type="float" office:value="34.6525" calcext:value-type="float">
            <text:p>34.6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.946" calcext:value-type="float">
            <text:p>46.946</text:p>
          </table:table-cell>
          <table:table-cell office:value-type="float" office:value="6.81182" calcext:value-type="float">
            <text:p>6.81182</text:p>
          </table:table-cell>
          <table:table-cell office:value-type="float" office:value="35.59" calcext:value-type="float">
            <text:p>3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638" calcext:value-type="float">
            <text:p>47.638</text:p>
          </table:table-cell>
          <table:table-cell office:value-type="float" office:value="7.14536" calcext:value-type="float">
            <text:p>7.14536</text:p>
          </table:table-cell>
          <table:table-cell office:value-type="float" office:value="36.8525" calcext:value-type="float">
            <text:p>36.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245" calcext:value-type="float">
            <text:p>52.245</text:p>
          </table:table-cell>
          <table:table-cell office:value-type="float" office:value="7.42149" calcext:value-type="float">
            <text:p>7.42149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.404" calcext:value-type="float">
            <text:p>75.404</text:p>
          </table:table-cell>
          <table:table-cell office:value-type="float" office:value="7.69649" calcext:value-type="float">
            <text:p>7.69649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889" calcext:value-type="float">
            <text:p>54.889</text:p>
          </table:table-cell>
          <table:table-cell office:value-type="float" office:value="7.97149" calcext:value-type="float">
            <text:p>7.97149</text:p>
          </table:table-cell>
          <table:table-cell office:value-type="float" office:value="48.215" calcext:value-type="float">
            <text:p>48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412" calcext:value-type="float">
            <text:p>55.412</text:p>
          </table:table-cell>
          <table:table-cell office:value-type="float" office:value="8.23725" calcext:value-type="float">
            <text:p>8.23725</text:p>
          </table:table-cell>
          <table:table-cell office:value-type="float" office:value="49.5825" calcext:value-type="float">
            <text:p>49.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206" calcext:value-type="float">
            <text:p>54.206</text:p>
          </table:table-cell>
          <table:table-cell office:value-type="float" office:value="8.57728" calcext:value-type="float">
            <text:p>8.57728</text:p>
          </table:table-cell>
          <table:table-cell office:value-type="float" office:value="50.4075" calcext:value-type="float">
            <text:p>50.4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.152" calcext:value-type="float">
            <text:p>62.152</text:p>
          </table:table-cell>
          <table:table-cell office:value-type="float" office:value="8.83829" calcext:value-type="float">
            <text:p>8.83829</text:p>
          </table:table-cell>
          <table:table-cell office:value-type="float" office:value="51.61" calcext:value-type="float">
            <text:p>5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022" calcext:value-type="float">
            <text:p>63.022</text:p>
          </table:table-cell>
          <table:table-cell office:value-type="float" office:value="9.14752" calcext:value-type="float">
            <text:p>9.14752</text:p>
          </table:table-cell>
          <table:table-cell office:value-type="float" office:value="52.455" calcext:value-type="float">
            <text:p>52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.664" calcext:value-type="float">
            <text:p>54.664</text:p>
          </table:table-cell>
          <table:table-cell office:value-type="float" office:value="9.37801" calcext:value-type="float">
            <text:p>9.37801</text:p>
          </table:table-cell>
          <table:table-cell office:value-type="float" office:value="53.085" calcext:value-type="float">
            <text:p>53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165" calcext:value-type="float">
            <text:p>52.165</text:p>
          </table:table-cell>
          <table:table-cell office:value-type="float" office:value="9.70301" calcext:value-type="float">
            <text:p>9.70301</text:p>
          </table:table-cell>
          <table:table-cell office:value-type="float" office:value="57.0975" calcext:value-type="float">
            <text:p>57.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906" calcext:value-type="float">
            <text:p>54.906</text:p>
          </table:table-cell>
          <table:table-cell office:value-type="float" office:value="9.9335" calcext:value-type="float">
            <text:p>9.9335</text:p>
          </table:table-cell>
          <table:table-cell office:value-type="float" office:value="57.7625" calcext:value-type="float">
            <text:p>57.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449" calcext:value-type="float">
            <text:p>52.449</text:p>
          </table:table-cell>
          <table:table-cell office:value-type="float" office:value="10.2595" calcext:value-type="float">
            <text:p>10.2595</text:p>
          </table:table-cell>
          <table:table-cell office:value-type="float" office:value="59.1125" calcext:value-type="float">
            <text:p>59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03" calcext:value-type="float">
            <text:p>54.803</text:p>
          </table:table-cell>
          <table:table-cell office:value-type="float" office:value="10.5356" calcext:value-type="float">
            <text:p>10.5356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.308" calcext:value-type="float">
            <text:p>64.308</text:p>
          </table:table-cell>
          <table:table-cell office:value-type="float" office:value="10.7492" calcext:value-type="float">
            <text:p>10.7492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506" calcext:value-type="float">
            <text:p>58.506</text:p>
          </table:table-cell>
          <table:table-cell office:value-type="float" office:value="11.0041" calcext:value-type="float">
            <text:p>11.0041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.364" calcext:value-type="float">
            <text:p>52.364</text:p>
          </table:table-cell>
          <table:table-cell office:value-type="float" office:value="11.2163" calcext:value-type="float">
            <text:p>11.2163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.335" calcext:value-type="float">
            <text:p>58.335</text:p>
          </table:table-cell>
          <table:table-cell office:value-type="float" office:value="11.4737" calcext:value-type="float">
            <text:p>11.4737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059" calcext:value-type="float">
            <text:p>56.059</text:p>
          </table:table-cell>
          <table:table-cell office:value-type="float" office:value="11.7987" calcext:value-type="float">
            <text:p>11.7987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.574" calcext:value-type="float">
            <text:p>59.574</text:p>
          </table:table-cell>
          <table:table-cell office:value-type="float" office:value="12.0499" calcext:value-type="float">
            <text:p>12.0499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03" calcext:value-type="float">
            <text:p>67.03</text:p>
          </table:table-cell>
          <table:table-cell office:value-type="float" office:value="12.3249" calcext:value-type="float">
            <text:p>12.3249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.996" calcext:value-type="float">
            <text:p>57.996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.444" calcext:value-type="float">
            <text:p>58.444</text:p>
          </table:table-cell>
          <table:table-cell office:value-type="float" office:value="12.9012" calcext:value-type="float">
            <text:p>12.9012</text:p>
          </table:table-cell>
          <table:table-cell office:value-type="float" office:value="59.035" calcext:value-type="float">
            <text:p>59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086" calcext:value-type="float">
            <text:p>52.086</text:p>
          </table:table-cell>
          <table:table-cell office:value-type="float" office:value="13.1524" calcext:value-type="float">
            <text:p>13.1524</text:p>
          </table:table-cell>
          <table:table-cell office:value-type="float" office:value="59.035" calcext:value-type="float">
            <text:p>59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.022" calcext:value-type="float">
            <text:p>53.022</text:p>
          </table:table-cell>
          <table:table-cell office:value-type="float" office:value="13.4524" calcext:value-type="float">
            <text:p>13.4524</text:p>
          </table:table-cell>
          <table:table-cell office:value-type="float" office:value="59.0275" calcext:value-type="float">
            <text:p>59.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.357" calcext:value-type="float">
            <text:p>51.357</text:p>
          </table:table-cell>
          <table:table-cell office:value-type="float" office:value="13.8033" calcext:value-type="float">
            <text:p>13.8033</text:p>
          </table:table-cell>
          <table:table-cell office:value-type="float" office:value="59.025" calcext:value-type="float">
            <text:p>59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.258" calcext:value-type="float">
            <text:p>50.258</text:p>
          </table:table-cell>
          <table:table-cell office:value-type="float" office:value="14.1321" calcext:value-type="float">
            <text:p>14.1321</text:p>
          </table:table-cell>
          <table:table-cell office:value-type="float" office:value="59.025" calcext:value-type="float">
            <text:p>59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.277" calcext:value-type="float">
            <text:p>63.277</text:p>
          </table:table-cell>
          <table:table-cell office:value-type="float" office:value="14.4857" calcext:value-type="float">
            <text:p>14.4857</text:p>
          </table:table-cell>
          <table:table-cell office:value-type="float" office:value="59.5125" calcext:value-type="float">
            <text:p>59.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432" calcext:value-type="float">
            <text:p>60.432</text:p>
          </table:table-cell>
          <table:table-cell office:value-type="float" office:value="14.8116" calcext:value-type="float">
            <text:p>14.8116</text:p>
          </table:table-cell>
          <table:table-cell office:value-type="float" office:value="59.495" calcext:value-type="float">
            <text:p>59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.967" calcext:value-type="float">
            <text:p>59.967</text:p>
          </table:table-cell>
          <table:table-cell office:value-type="float" office:value="15.1366" calcext:value-type="float">
            <text:p>15.1366</text:p>
          </table:table-cell>
          <table:table-cell office:value-type="float" office:value="59.5125" calcext:value-type="float">
            <text:p>59.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884" calcext:value-type="float">
            <text:p>51.884</text:p>
          </table:table-cell>
          <table:table-cell office:value-type="float" office:value="15.4875" calcext:value-type="float">
            <text:p>15.4875</text:p>
          </table:table-cell>
          <table:table-cell office:value-type="float" office:value="60.2575" calcext:value-type="float">
            <text:p>60.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.08" calcext:value-type="float">
            <text:p>58.08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60.8025" calcext:value-type="float">
            <text:p>60.8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.218" calcext:value-type="float">
            <text:p>57.218</text:p>
          </table:table-cell>
          <table:table-cell office:value-type="float" office:value="16.0375" calcext:value-type="float">
            <text:p>16.0375</text:p>
          </table:table-cell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.469" calcext:value-type="float">
            <text:p>74.469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61.3125" calcext:value-type="float">
            <text:p>61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.699" calcext:value-type="float">
            <text:p>58.699</text:p>
          </table:table-cell>
          <table:table-cell office:value-type="float" office:value="16.6885" calcext:value-type="float">
            <text:p>16.6885</text:p>
          </table:table-cell>
          <table:table-cell office:value-type="float" office:value="61.6775" calcext:value-type="float">
            <text:p>61.6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208" calcext:value-type="float">
            <text:p>52.208</text:p>
          </table:table-cell>
          <table:table-cell office:value-type="float" office:value="17.0135" calcext:value-type="float">
            <text:p>17.0135</text:p>
          </table:table-cell>
          <table:table-cell office:value-type="float" office:value="62.295" calcext:value-type="float">
            <text:p>62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.252" calcext:value-type="float">
            <text:p>61.252</text:p>
          </table:table-cell>
          <table:table-cell office:value-type="float" office:value="17.2647" calcext:value-type="float">
            <text:p>17.2647</text:p>
          </table:table-cell>
          <table:table-cell office:value-type="float" office:value="62.295" calcext:value-type="float">
            <text:p>62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346" calcext:value-type="float">
            <text:p>56.346</text:p>
          </table:table-cell>
          <table:table-cell office:value-type="float" office:value="17.5409" calcext:value-type="float">
            <text:p>17.5409</text:p>
          </table:table-cell>
          <table:table-cell office:value-type="float" office:value="64.43" calcext:value-type="float">
            <text:p>6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.732" calcext:value-type="float">
            <text:p>56.732</text:p>
          </table:table-cell>
          <table:table-cell office:value-type="float" office:value="17.7659" calcext:value-type="float">
            <text:p>17.7659</text:p>
          </table:table-cell>
          <table:table-cell office:value-type="float" office:value="65.6975" calcext:value-type="float">
            <text:p>65.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233" calcext:value-type="float">
            <text:p>54.233</text:p>
          </table:table-cell>
          <table:table-cell office:value-type="float" office:value="18.0947" calcext:value-type="float">
            <text:p>18.0947</text:p>
          </table:table-cell>
          <table:table-cell office:value-type="float" office:value="66.3925" calcext:value-type="float">
            <text:p>66.3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.287" calcext:value-type="float">
            <text:p>68.287</text:p>
          </table:table-cell>
          <table:table-cell office:value-type="float" office:value="18.3252" calcext:value-type="float">
            <text:p>18.3252</text:p>
          </table:table-cell>
          <table:table-cell office:value-type="float" office:value="66.35" calcext:value-type="float">
            <text:p>6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.418" calcext:value-type="float">
            <text:p>74.418</text:p>
          </table:table-cell>
          <table:table-cell office:value-type="float" office:value="18.5267" calcext:value-type="float">
            <text:p>18.5267</text:p>
          </table:table-cell>
          <table:table-cell office:value-type="float" office:value="66.35" calcext:value-type="float">
            <text:p>6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.876" calcext:value-type="float">
            <text:p>63.876</text:p>
          </table:table-cell>
          <table:table-cell office:value-type="float" office:value="18.8017" calcext:value-type="float">
            <text:p>18.8017</text:p>
          </table:table-cell>
          <table:table-cell office:value-type="float" office:value="70.0175" calcext:value-type="float">
            <text:p>70.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851" calcext:value-type="float">
            <text:p>64.851</text:p>
          </table:table-cell>
          <table:table-cell office:value-type="float" office:value="19.1306" calcext:value-type="float">
            <text:p>19.1306</text:p>
          </table:table-cell>
          <table:table-cell office:value-type="float" office:value="71.1475" calcext:value-type="float">
            <text:p>71.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.464" calcext:value-type="float">
            <text:p>61.464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71.91" calcext:value-type="float">
            <text:p>7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.884" calcext:value-type="float">
            <text:p>60.884</text:p>
          </table:table-cell>
          <table:table-cell office:value-type="float" office:value="19.7101" calcext:value-type="float">
            <text:p>19.7101</text:p>
          </table:table-cell>
          <table:table-cell office:value-type="float" office:value="71.605" calcext:value-type="float">
            <text:p>71.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.73" calcext:value-type="float">
            <text:p>63.73</text:p>
          </table:table-cell>
          <table:table-cell office:value-type="float" office:value="20.0111" calcext:value-type="float">
            <text:p>20.0111</text:p>
          </table:table-cell>
          <table:table-cell office:value-type="float" office:value="73.4925" calcext:value-type="float">
            <text:p>73.4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.838" calcext:value-type="float">
            <text:p>75.838</text:p>
          </table:table-cell>
          <table:table-cell office:value-type="float" office:value="20.3111" calcext:value-type="float">
            <text:p>20.3111</text:p>
          </table:table-cell>
          <table:table-cell office:value-type="float" office:value="73.0775" calcext:value-type="float">
            <text:p>73.0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062" calcext:value-type="float">
            <text:p>72.062</text:p>
          </table:table-cell>
          <table:table-cell office:value-type="float" office:value="20.6447" calcext:value-type="float">
            <text:p>20.6447</text:p>
          </table:table-cell>
          <table:table-cell office:value-type="float" office:value="74.55" calcext:value-type="float">
            <text:p>7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.033" calcext:value-type="float">
            <text:p>65.033</text:p>
          </table:table-cell>
          <table:table-cell office:value-type="float" office:value="20.9457" calcext:value-type="float">
            <text:p>20.9457</text:p>
          </table:table-cell>
          <table:table-cell office:value-type="float" office:value="74.8325" calcext:value-type="float">
            <text:p>74.8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435" calcext:value-type="float">
            <text:p>66.435</text:p>
          </table:table-cell>
          <table:table-cell office:value-type="float" office:value="21.2619" calcext:value-type="float">
            <text:p>21.2619</text:p>
          </table:table-cell>
          <table:table-cell office:value-type="float" office:value="75.985" calcext:value-type="float">
            <text:p>75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.368" calcext:value-type="float">
            <text:p>67.368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75.4375" calcext:value-type="float">
            <text:p>75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.226" calcext:value-type="float">
            <text:p>61.226</text:p>
          </table:table-cell>
          <table:table-cell office:value-type="float" office:value="21.793" calcext:value-type="float">
            <text:p>21.793</text:p>
          </table:table-cell>
          <table:table-cell office:value-type="float" office:value="76.1975" calcext:value-type="float">
            <text:p>76.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.876" calcext:value-type="float">
            <text:p>71.876</text:p>
          </table:table-cell>
          <table:table-cell office:value-type="float" office:value="22.0504" calcext:value-type="float">
            <text:p>22.0504</text:p>
          </table:table-cell>
          <table:table-cell office:value-type="float" office:value="76.2675" calcext:value-type="float">
            <text:p>76.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.052" calcext:value-type="float">
            <text:p>73.052</text:p>
          </table:table-cell>
          <table:table-cell office:value-type="float" office:value="22.3666" calcext:value-type="float">
            <text:p>22.3666</text:p>
          </table:table-cell>
          <table:table-cell office:value-type="float" office:value="79.94" calcext:value-type="float">
            <text:p>7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.557" calcext:value-type="float">
            <text:p>79.557</text:p>
          </table:table-cell>
          <table:table-cell office:value-type="float" office:value="22.7002" calcext:value-type="float">
            <text:p>22.7002</text:p>
          </table:table-cell>
          <table:table-cell office:value-type="float" office:value="80.575" calcext:value-type="float">
            <text:p>80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.698" calcext:value-type="float">
            <text:p>67.698</text:p>
          </table:table-cell>
          <table:table-cell office:value-type="float" office:value="23.0261" calcext:value-type="float">
            <text:p>23.0261</text:p>
          </table:table-cell>
          <table:table-cell office:value-type="float" office:value="80.575" calcext:value-type="float">
            <text:p>80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.472" calcext:value-type="float">
            <text:p>68.472</text:p>
          </table:table-cell>
          <table:table-cell office:value-type="float" office:value="23.2774" calcext:value-type="float">
            <text:p>23.2774</text:p>
          </table:table-cell>
          <table:table-cell office:value-type="float" office:value="81.71" calcext:value-type="float">
            <text:p>8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.256" calcext:value-type="float">
            <text:p>76.256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81.71" calcext:value-type="float">
            <text:p>8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.494" calcext:value-type="float">
            <text:p>91.494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81.71" calcext:value-type="float">
            <text:p>8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.398" calcext:value-type="float">
            <text:p>65.398</text:p>
          </table:table-cell>
          <table:table-cell office:value-type="float" office:value="24.1105" calcext:value-type="float">
            <text:p>24.1105</text:p>
          </table:table-cell>
          <table:table-cell office:value-type="float" office:value="82.7425" calcext:value-type="float">
            <text:p>82.7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.542" calcext:value-type="float">
            <text:p>69.542</text:p>
          </table:table-cell>
          <table:table-cell office:value-type="float" office:value="24.4855" calcext:value-type="float">
            <text:p>24.4855</text:p>
          </table:table-cell>
          <table:table-cell office:value-type="float" office:value="82.7425" calcext:value-type="float">
            <text:p>82.7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.549" calcext:value-type="float">
            <text:p>70.549</text:p>
          </table:table-cell>
          <table:table-cell office:value-type="float" office:value="24.7465" calcext:value-type="float">
            <text:p>24.7465</text:p>
          </table:table-cell>
          <table:table-cell office:value-type="float" office:value="82.7425" calcext:value-type="float">
            <text:p>82.7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.689" calcext:value-type="float">
            <text:p>70.689</text:p>
          </table:table-cell>
          <table:table-cell office:value-type="float" office:value="24.9965" calcext:value-type="float">
            <text:p>24.9965</text:p>
          </table:table-cell>
          <table:table-cell office:value-type="float" office:value="83.1075" calcext:value-type="float">
            <text:p>83.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.586" calcext:value-type="float">
            <text:p>62.586</text:p>
          </table:table-cell>
          <table:table-cell office:value-type="float" office:value="25.3007" calcext:value-type="float">
            <text:p>25.3007</text:p>
          </table:table-cell>
          <table:table-cell office:value-type="float" office:value="83.1075" calcext:value-type="float">
            <text:p>83.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356" calcext:value-type="float">
            <text:p>67.356</text:p>
          </table:table-cell>
          <table:table-cell office:value-type="float" office:value="25.5835" calcext:value-type="float">
            <text:p>25.5835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.042" calcext:value-type="float">
            <text:p>67.042</text:p>
          </table:table-cell>
          <table:table-cell office:value-type="float" office:value="25.9123" calcext:value-type="float">
            <text:p>25.9123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.749" calcext:value-type="float">
            <text:p>70.749</text:p>
          </table:table-cell>
          <table:table-cell office:value-type="float" office:value="26.1586" calcext:value-type="float">
            <text:p>26.1586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.282" calcext:value-type="float">
            <text:p>62.282</text:p>
          </table:table-cell>
          <table:table-cell office:value-type="float" office:value="26.4196" calcext:value-type="float">
            <text:p>26.4196</text:p>
          </table:table-cell>
          <table:table-cell office:value-type="float" office:value="83.8" calcext:value-type="float">
            <text:p>8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.734" calcext:value-type="float">
            <text:p>67.734</text:p>
          </table:table-cell>
          <table:table-cell office:value-type="float" office:value="26.6806" calcext:value-type="float">
            <text:p>26.6806</text:p>
          </table:table-cell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.236" calcext:value-type="float">
            <text:p>66.236</text:p>
          </table:table-cell>
          <table:table-cell office:value-type="float" office:value="27.0056" calcext:value-type="float">
            <text:p>27.0056</text:p>
          </table:table-cell>
          <table:table-cell office:value-type="float" office:value="90.6925" calcext:value-type="float">
            <text:p>90.6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.358" calcext:value-type="float">
            <text:p>69.358</text:p>
          </table:table-cell>
          <table:table-cell office:value-type="float" office:value="27.2361" calcext:value-type="float">
            <text:p>27.2361</text:p>
          </table:table-cell>
          <table:table-cell office:value-type="float" office:value="91.19" calcext:value-type="float">
            <text:p>9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78" calcext:value-type="float">
            <text:p>78.78</text:p>
          </table:table-cell>
          <table:table-cell office:value-type="float" office:value="27.4497" calcext:value-type="float">
            <text:p>27.4497</text:p>
          </table:table-cell>
          <table:table-cell office:value-type="float" office:value="91.1875" calcext:value-type="float">
            <text:p>91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.268" calcext:value-type="float">
            <text:p>66.268</text:p>
          </table:table-cell>
          <table:table-cell office:value-type="float" office:value="27.6633" calcext:value-type="float">
            <text:p>27.6633</text:p>
          </table:table-cell>
          <table:table-cell office:value-type="float" office:value="91.1875" calcext:value-type="float">
            <text:p>91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.19" calcext:value-type="float">
            <text:p>70.19</text:p>
          </table:table-cell>
          <table:table-cell office:value-type="float" office:value="27.8938" calcext:value-type="float">
            <text:p>27.8938</text:p>
          </table:table-cell>
          <table:table-cell office:value-type="float" office:value="91.18" calcext:value-type="float">
            <text:p>9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.646" calcext:value-type="float">
            <text:p>67.646</text:p>
          </table:table-cell>
          <table:table-cell office:value-type="float" office:value="28.1856" calcext:value-type="float">
            <text:p>28.1856</text:p>
          </table:table-cell>
          <table:table-cell office:value-type="float" office:value="91.2825" calcext:value-type="float">
            <text:p>91.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.671" calcext:value-type="float">
            <text:p>73.671</text:p>
          </table:table-cell>
          <table:table-cell office:value-type="float" office:value="28.5323" calcext:value-type="float">
            <text:p>28.5323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.947" calcext:value-type="float">
            <text:p>68.947</text:p>
          </table:table-cell>
          <table:table-cell office:value-type="float" office:value="28.9276" calcext:value-type="float">
            <text:p>28.9276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.436" calcext:value-type="float">
            <text:p>67.436</text:p>
          </table:table-cell>
          <table:table-cell office:value-type="float" office:value="29.1886" calcext:value-type="float">
            <text:p>29.1886</text:p>
          </table:table-cell>
          <table:table-cell office:value-type="float" office:value="91.3125" calcext:value-type="float">
            <text:p>91.3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.897" calcext:value-type="float">
            <text:p>64.897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91.3125" calcext:value-type="float">
            <text:p>91.3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.403" calcext:value-type="float">
            <text:p>65.403</text:p>
          </table:table-cell>
          <table:table-cell office:value-type="float" office:value="29.6496" calcext:value-type="float">
            <text:p>29.6496</text:p>
          </table:table-cell>
          <table:table-cell office:value-type="float" office:value="91.3125" calcext:value-type="float">
            <text:p>91.3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.72" calcext:value-type="float">
            <text:p>65.72</text:p>
          </table:table-cell>
          <table:table-cell office:value-type="float" office:value="29.8996" calcext:value-type="float">
            <text:p>29.8996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7.266" calcext:value-type="float">
            <text:p>77.266</text:p>
          </table:table-cell>
          <table:table-cell office:value-type="float" office:value="30.1606" calcext:value-type="float">
            <text:p>30.1606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.062" calcext:value-type="float">
            <text:p>96.062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91.28" calcext:value-type="float">
            <text:p>91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.343" calcext:value-type="float">
            <text:p>76.343</text:p>
          </table:table-cell>
          <table:table-cell office:value-type="float" office:value="30.7129" calcext:value-type="float">
            <text:p>30.7129</text:p>
          </table:table-cell>
          <table:table-cell office:value-type="float" office:value="91.9125" calcext:value-type="float">
            <text:p>91.9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.398" calcext:value-type="float">
            <text:p>72.398</text:p>
          </table:table-cell>
          <table:table-cell office:value-type="float" office:value="31.0953" calcext:value-type="float">
            <text:p>31.0953</text:p>
          </table:table-cell>
          <table:table-cell office:value-type="float" office:value="93.0625" calcext:value-type="float">
            <text:p>93.0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.267" calcext:value-type="float">
            <text:p>71.267</text:p>
          </table:table-cell>
          <table:table-cell office:value-type="float" office:value="31.3466" calcext:value-type="float">
            <text:p>31.3466</text:p>
          </table:table-cell>
          <table:table-cell office:value-type="float" office:value="97.74" calcext:value-type="float">
            <text:p>97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.142" calcext:value-type="float">
            <text:p>68.142</text:p>
          </table:table-cell>
          <table:table-cell office:value-type="float" office:value="31.6216" calcext:value-type="float">
            <text:p>31.6216</text:p>
          </table:table-cell>
          <table:table-cell office:value-type="float" office:value="99.5025" calcext:value-type="float">
            <text:p>99.5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8.835" calcext:value-type="float">
            <text:p>68.835</text:p>
          </table:table-cell>
          <table:table-cell office:value-type="float" office:value="31.9466" calcext:value-type="float">
            <text:p>31.9466</text:p>
          </table:table-cell>
          <table:table-cell office:value-type="float" office:value="101.78" calcext:value-type="float">
            <text:p>101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8.118" calcext:value-type="float">
            <text:p>68.118</text:p>
          </table:table-cell>
          <table:table-cell office:value-type="float" office:value="32.2558" calcext:value-type="float">
            <text:p>32.2558</text:p>
          </table:table-cell>
          <table:table-cell office:value-type="float" office:value="103.128" calcext:value-type="float">
            <text:p>103.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996" calcext:value-type="float">
            <text:p>71.996</text:p>
          </table:table-cell>
          <table:table-cell office:value-type="float" office:value="32.5568" calcext:value-type="float">
            <text:p>32.5568</text:p>
          </table:table-cell>
          <table:table-cell office:value-type="float" office:value="104.37" calcext:value-type="float">
            <text:p>104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7.345" calcext:value-type="float">
            <text:p>77.345</text:p>
          </table:table-cell>
          <table:table-cell office:value-type="float" office:value="32.8081" calcext:value-type="float">
            <text:p>32.8081</text:p>
          </table:table-cell>
          <table:table-cell office:value-type="float" office:value="104.63" calcext:value-type="float">
            <text:p>104.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.804" calcext:value-type="float">
            <text:p>71.804</text:p>
          </table:table-cell>
          <table:table-cell office:value-type="float" office:value="33.1091" calcext:value-type="float">
            <text:p>33.1091</text:p>
          </table:table-cell>
          <table:table-cell office:value-type="float" office:value="106.433" calcext:value-type="float">
            <text:p>106.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.094" calcext:value-type="float">
            <text:p>94.094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3.986" calcext:value-type="float">
            <text:p>73.986</text:p>
          </table:table-cell>
          <table:table-cell office:value-type="float" office:value="33.6682" calcext:value-type="float">
            <text:p>33.6682</text:p>
          </table:table-cell>
          <table:table-cell office:value-type="float" office:value="109.088" calcext:value-type="float">
            <text:p>109.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.523" calcext:value-type="float">
            <text:p>113.523</text:p>
          </table:table-cell>
          <table:table-cell office:value-type="float" office:value="34.0635" calcext:value-type="float">
            <text:p>34.0635</text:p>
          </table:table-cell>
          <table:table-cell office:value-type="float" office:value="109.475" calcext:value-type="float">
            <text:p>109.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.451" calcext:value-type="float">
            <text:p>79.451</text:p>
          </table:table-cell>
          <table:table-cell office:value-type="float" office:value="34.3656" calcext:value-type="float">
            <text:p>34.3656</text:p>
          </table:table-cell>
          <table:table-cell office:value-type="float" office:value="109.908" calcext:value-type="float">
            <text:p>109.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.168" calcext:value-type="float">
            <text:p>73.168</text:p>
          </table:table-cell>
          <table:table-cell office:value-type="float" office:value="34.7537" calcext:value-type="float">
            <text:p>34.7537</text:p>
          </table:table-cell>
          <table:table-cell office:value-type="float" office:value="110.925" calcext:value-type="float">
            <text:p>110.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9.814" calcext:value-type="float">
            <text:p>89.814</text:p>
          </table:table-cell>
          <table:table-cell office:value-type="float" office:value="34.9801" calcext:value-type="float">
            <text:p>34.9801</text:p>
          </table:table-cell>
          <table:table-cell office:value-type="float" office:value="110.628" calcext:value-type="float">
            <text:p>110.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.689" calcext:value-type="float">
            <text:p>79.689</text:p>
          </table:table-cell>
          <table:table-cell office:value-type="float" office:value="35.2301" calcext:value-type="float">
            <text:p>35.2301</text:p>
          </table:table-cell>
          <table:table-cell office:value-type="float" office:value="111.695" calcext:value-type="float">
            <text:p>111.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.678" calcext:value-type="float">
            <text:p>86.678</text:p>
          </table:table-cell>
          <table:table-cell office:value-type="float" office:value="35.5463" calcext:value-type="float">
            <text:p>35.5463</text:p>
          </table:table-cell>
          <table:table-cell office:value-type="float" office:value="111.898" calcext:value-type="float">
            <text:p>111.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.763" calcext:value-type="float">
            <text:p>82.763</text:p>
          </table:table-cell>
          <table:table-cell office:value-type="float" office:value="35.8224" calcext:value-type="float">
            <text:p>35.8224</text:p>
          </table:table-cell>
          <table:table-cell office:value-type="float" office:value="111.603" calcext:value-type="float">
            <text:p>111.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.403" calcext:value-type="float">
            <text:p>118.403</text:p>
          </table:table-cell>
          <table:table-cell office:value-type="float" office:value="36.0737" calcext:value-type="float">
            <text:p>36.0737</text:p>
          </table:table-cell>
          <table:table-cell office:value-type="float" office:value="111.488" calcext:value-type="float">
            <text:p>111.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.594" calcext:value-type="float">
            <text:p>90.594</text:p>
          </table:table-cell>
          <table:table-cell office:value-type="float" office:value="36.3899" calcext:value-type="float">
            <text:p>36.3899</text:p>
          </table:table-cell>
          <table:table-cell office:value-type="float" office:value="112.048" calcext:value-type="float">
            <text:p>112.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3.392" calcext:value-type="float">
            <text:p>93.392</text:p>
          </table:table-cell>
          <table:table-cell office:value-type="float" office:value="36.7061" calcext:value-type="float">
            <text:p>36.7061</text:p>
          </table:table-cell>
          <table:table-cell office:value-type="float" office:value="112.57" calcext:value-type="float">
            <text:p>112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.262" calcext:value-type="float">
            <text:p>97.262</text:p>
          </table:table-cell>
          <table:table-cell office:value-type="float" office:value="37.0072" calcext:value-type="float">
            <text:p>37.0072</text:p>
          </table:table-cell>
          <table:table-cell office:value-type="float" office:value="112.415" calcext:value-type="float">
            <text:p>112.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.916" calcext:value-type="float">
            <text:p>106.916</text:p>
          </table:table-cell>
          <table:table-cell office:value-type="float" office:value="37.3331" calcext:value-type="float">
            <text:p>37.3331</text:p>
          </table:table-cell>
          <table:table-cell office:value-type="float" office:value="113.388" calcext:value-type="float">
            <text:p>113.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7.351" calcext:value-type="float">
            <text:p>87.351</text:p>
          </table:table-cell>
          <table:table-cell office:value-type="float" office:value="37.6081" calcext:value-type="float">
            <text:p>37.6081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.397" calcext:value-type="float">
            <text:p>91.397</text:p>
          </table:table-cell>
          <table:table-cell office:value-type="float" office:value="37.8843" calcext:value-type="float">
            <text:p>37.8843</text:p>
          </table:table-cell>
          <table:table-cell office:value-type="float" office:value="114.78" calcext:value-type="float">
            <text:p>114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386" calcext:value-type="float">
            <text:p>96.386</text:p>
          </table:table-cell>
          <table:table-cell office:value-type="float" office:value="38.1604" calcext:value-type="float">
            <text:p>38.1604</text:p>
          </table:table-cell>
          <table:table-cell office:value-type="float" office:value="115.365" calcext:value-type="float">
            <text:p>115.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.824" calcext:value-type="float">
            <text:p>87.824</text:p>
          </table:table-cell>
          <table:table-cell office:value-type="float" office:value="38.5362" calcext:value-type="float">
            <text:p>38.5362</text:p>
          </table:table-cell>
          <table:table-cell office:value-type="float" office:value="115.245" calcext:value-type="float">
            <text:p>115.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.709" calcext:value-type="float">
            <text:p>85.709</text:p>
          </table:table-cell>
          <table:table-cell office:value-type="float" office:value="38.8373" calcext:value-type="float">
            <text:p>38.8373</text:p>
          </table:table-cell>
          <table:table-cell office:value-type="float" office:value="117.67" calcext:value-type="float">
            <text:p>117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.272" calcext:value-type="float">
            <text:p>131.272</text:p>
          </table:table-cell>
          <table:table-cell office:value-type="float" office:value="39.1065" calcext:value-type="float">
            <text:p>39.1065</text:p>
          </table:table-cell>
          <table:table-cell office:value-type="float" office:value="116.998" calcext:value-type="float">
            <text:p>116.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.315" calcext:value-type="float">
            <text:p>97.315</text:p>
          </table:table-cell>
          <table:table-cell office:value-type="float" office:value="39.4076" calcext:value-type="float">
            <text:p>39.4076</text:p>
          </table:table-cell>
          <table:table-cell office:value-type="float" office:value="123.693" calcext:value-type="float">
            <text:p>123.6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4.689" calcext:value-type="float">
            <text:p>94.689</text:p>
          </table:table-cell>
          <table:table-cell office:value-type="float" office:value="39.6625" calcext:value-type="float">
            <text:p>39.6625</text:p>
          </table:table-cell>
          <table:table-cell office:value-type="float" office:value="126.71" calcext:value-type="float">
            <text:p>126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.755" calcext:value-type="float">
            <text:p>97.755</text:p>
          </table:table-cell>
          <table:table-cell office:value-type="float" office:value="39.942" calcext:value-type="float">
            <text:p>39.942</text:p>
          </table:table-cell>
          <table:table-cell office:value-type="float" office:value="129.81" calcext:value-type="float">
            <text:p>129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3.548" calcext:value-type="float">
            <text:p>103.548</text:p>
          </table:table-cell>
          <table:table-cell office:value-type="float" office:value="40.2182" calcext:value-type="float">
            <text:p>40.2182</text:p>
          </table:table-cell>
          <table:table-cell office:value-type="float" office:value="131.47" calcext:value-type="float">
            <text:p>131.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.874" calcext:value-type="float">
            <text:p>136.874</text:p>
          </table:table-cell>
          <table:table-cell office:value-type="float" office:value="40.4197" calcext:value-type="float">
            <text:p>40.4197</text:p>
          </table:table-cell>
          <table:table-cell office:value-type="float" office:value="133.545" calcext:value-type="float">
            <text:p>133.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3.891" calcext:value-type="float">
            <text:p>93.891</text:p>
          </table:table-cell>
          <table:table-cell office:value-type="float" office:value="40.7533" calcext:value-type="float">
            <text:p>40.7533</text:p>
          </table:table-cell>
          <table:table-cell office:value-type="float" office:value="135.36" calcext:value-type="float">
            <text:p>135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1.974" calcext:value-type="float">
            <text:p>91.974</text:p>
          </table:table-cell>
          <table:table-cell office:value-type="float" office:value="41.0283" calcext:value-type="float">
            <text:p>41.0283</text:p>
          </table:table-cell>
          <table:table-cell office:value-type="float" office:value="136.465" calcext:value-type="float">
            <text:p>136.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.217" calcext:value-type="float">
            <text:p>96.217</text:p>
          </table:table-cell>
          <table:table-cell office:value-type="float" office:value="41.2546" calcext:value-type="float">
            <text:p>41.254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.4" calcext:value-type="float">
            <text:p>103.4</text:p>
          </table:table-cell>
          <table:table-cell office:value-type="float" office:value="41.5096" calcext:value-type="float">
            <text:p>41.5096</text:p>
          </table:table-cell>
          <table:table-cell office:value-type="float" office:value="147.398" calcext:value-type="float">
            <text:p>147.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.411" calcext:value-type="float">
            <text:p>144.411</text:p>
          </table:table-cell>
          <table:table-cell office:value-type="float" office:value="41.845" calcext:value-type="float">
            <text:p>41.845</text:p>
          </table:table-cell>
          <table:table-cell office:value-type="float" office:value="151.498" calcext:value-type="float">
            <text:p>151.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7.938" calcext:value-type="float">
            <text:p>107.938</text:p>
          </table:table-cell>
          <table:table-cell office:value-type="float" office:value="41.9568" calcext:value-type="float">
            <text:p>41.9568</text:p>
          </table:table-cell>
          <table:table-cell office:value-type="float" office:value="151.448" calcext:value-type="float">
            <text:p>151.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.232" calcext:value-type="float">
            <text:p>108.232</text:p>
          </table:table-cell>
          <table:table-cell office:value-type="float" office:value="42.1068" calcext:value-type="float">
            <text:p>42.1068</text:p>
          </table:table-cell>
          <table:table-cell office:value-type="float" office:value="153.7" calcext:value-type="float">
            <text:p>15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.708" calcext:value-type="float">
            <text:p>103.708</text:p>
          </table:table-cell>
          <table:table-cell office:value-type="float" office:value="42.1775" calcext:value-type="float">
            <text:p>42.1775</text:p>
          </table:table-cell>
          <table:table-cell office:value-type="float" office:value="153.663" calcext:value-type="float">
            <text:p>153.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.398" calcext:value-type="float">
            <text:p>97.398</text:p>
          </table:table-cell>
          <table:table-cell office:value-type="float" office:value="42.408" calcext:value-type="float">
            <text:p>42.408</text:p>
          </table:table-cell>
          <table:table-cell office:value-type="float" office:value="154.923" calcext:value-type="float">
            <text:p>154.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.028" calcext:value-type="float">
            <text:p>97.028</text:p>
          </table:table-cell>
          <table:table-cell office:value-type="float" office:value="42.59" calcext:value-type="float">
            <text:p>42.59</text:p>
          </table:table-cell>
          <table:table-cell office:value-type="float" office:value="155.06" calcext:value-type="float">
            <text:p>155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7.39" calcext:value-type="float">
            <text:p>107.39</text:p>
          </table:table-cell>
          <table:table-cell office:value-type="float" office:value="42.8464" calcext:value-type="float">
            <text:p>42.8464</text:p>
          </table:table-cell>
          <table:table-cell office:value-type="float" office:value="155.015" calcext:value-type="float">
            <text:p>155.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.016" calcext:value-type="float">
            <text:p>103.016</text:p>
          </table:table-cell>
          <table:table-cell office:value-type="float" office:value="43.0948" calcext:value-type="float">
            <text:p>43.0948</text:p>
          </table:table-cell>
          <table:table-cell office:value-type="float" office:value="155.568" calcext:value-type="float">
            <text:p>155.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9.479" calcext:value-type="float">
            <text:p>119.479</text:p>
          </table:table-cell>
          <table:table-cell office:value-type="float" office:value="43.3558" calcext:value-type="float">
            <text:p>43.3558</text:p>
          </table:table-cell>
          <table:table-cell office:value-type="float" office:value="156.023" calcext:value-type="float">
            <text:p>156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.51" calcext:value-type="float">
            <text:p>102.51</text:p>
          </table:table-cell>
          <table:table-cell office:value-type="float" office:value="43.6058" calcext:value-type="float">
            <text:p>43.6058</text:p>
          </table:table-cell>
          <table:table-cell office:value-type="float" office:value="156.818" calcext:value-type="float">
            <text:p>156.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2.497" calcext:value-type="float">
            <text:p>112.497</text:p>
          </table:table-cell>
          <table:table-cell office:value-type="float" office:value="43.8668" calcext:value-type="float">
            <text:p>43.8668</text:p>
          </table:table-cell>
          <table:table-cell office:value-type="float" office:value="157.65" calcext:value-type="float">
            <text:p>157.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5.498" calcext:value-type="float">
            <text:p>105.498</text:p>
          </table:table-cell>
          <table:table-cell office:value-type="float" office:value="44.1361" calcext:value-type="float">
            <text:p>44.1361</text:p>
          </table:table-cell>
          <table:table-cell office:value-type="float" office:value="157.465" calcext:value-type="float">
            <text:p>157.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44.4453" calcext:value-type="float">
            <text:p>44.4453</text:p>
          </table:table-cell>
          <table:table-cell office:value-type="float" office:value="157.568" calcext:value-type="float">
            <text:p>157.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.443" calcext:value-type="float">
            <text:p>103.443</text:p>
          </table:table-cell>
          <table:table-cell office:value-type="float" office:value="44.7703" calcext:value-type="float">
            <text:p>44.7703</text:p>
          </table:table-cell>
          <table:table-cell office:value-type="float" office:value="159.113" calcext:value-type="float">
            <text:p>159.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.146" calcext:value-type="float">
            <text:p>104.146</text:p>
          </table:table-cell>
          <table:table-cell office:value-type="float" office:value="45.1703" calcext:value-type="float">
            <text:p>45.1703</text:p>
          </table:table-cell>
          <table:table-cell office:value-type="float" office:value="159.56" calcext:value-type="float">
            <text:p>159.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2.263" calcext:value-type="float">
            <text:p>112.263</text:p>
          </table:table-cell>
          <table:table-cell office:value-type="float" office:value="45.4216" calcext:value-type="float">
            <text:p>45.4216</text:p>
          </table:table-cell>
          <table:table-cell office:value-type="float" office:value="159.47" calcext:value-type="float">
            <text:p>159.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.977" calcext:value-type="float">
            <text:p>144.977</text:p>
          </table:table-cell>
          <table:table-cell office:value-type="float" office:value="45.7308" calcext:value-type="float">
            <text:p>45.7308</text:p>
          </table:table-cell>
          <table:table-cell office:value-type="float" office:value="160.503" calcext:value-type="float">
            <text:p>160.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7.239" calcext:value-type="float">
            <text:p>107.239</text:p>
          </table:table-cell>
          <table:table-cell office:value-type="float" office:value="46.0103" calcext:value-type="float">
            <text:p>46.0103</text:p>
          </table:table-cell>
          <table:table-cell office:value-type="float" office:value="161.193" calcext:value-type="float">
            <text:p>161.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1.748" calcext:value-type="float">
            <text:p>111.748</text:p>
          </table:table-cell>
          <table:table-cell office:value-type="float" office:value="46.3265" calcext:value-type="float">
            <text:p>46.3265</text:p>
          </table:table-cell>
          <table:table-cell office:value-type="float" office:value="161.735" calcext:value-type="float">
            <text:p>161.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8.297" calcext:value-type="float">
            <text:p>108.297</text:p>
          </table:table-cell>
          <table:table-cell office:value-type="float" office:value="46.6358" calcext:value-type="float">
            <text:p>46.6358</text:p>
          </table:table-cell>
          <table:table-cell office:value-type="float" office:value="162.3" calcext:value-type="float">
            <text:p>16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7.842" calcext:value-type="float">
            <text:p>117.842</text:p>
          </table:table-cell>
          <table:table-cell office:value-type="float" office:value="46.8858" calcext:value-type="float">
            <text:p>46.8858</text:p>
          </table:table-cell>
          <table:table-cell office:value-type="float" office:value="162.763" calcext:value-type="float">
            <text:p>162.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47.1122" calcext:value-type="float">
            <text:p>47.1122</text:p>
          </table:table-cell>
          <table:table-cell office:value-type="float" office:value="163.158" calcext:value-type="float">
            <text:p>163.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.087" calcext:value-type="float">
            <text:p>104.087</text:p>
          </table:table-cell>
          <table:table-cell office:value-type="float" office:value="47.3872" calcext:value-type="float">
            <text:p>47.3872</text:p>
          </table:table-cell>
          <table:table-cell office:value-type="float" office:value="163.493" calcext:value-type="float">
            <text:p>163.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.332" calcext:value-type="float">
            <text:p>114.332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163.823" calcext:value-type="float">
            <text:p>163.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.474" calcext:value-type="float">
            <text:p>166.474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163.823" calcext:value-type="float">
            <text:p>163.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7.525" calcext:value-type="float">
            <text:p>117.525</text:p>
          </table:table-cell>
          <table:table-cell office:value-type="float" office:value="47.9968" calcext:value-type="float">
            <text:p>47.9968</text:p>
          </table:table-cell>
          <table:table-cell office:value-type="float" office:value="165.043" calcext:value-type="float">
            <text:p>165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671" calcext:value-type="float">
            <text:p>134.671</text:p>
          </table:table-cell>
          <table:table-cell office:value-type="float" office:value="48.2729" calcext:value-type="float">
            <text:p>48.2729</text:p>
          </table:table-cell>
          <table:table-cell office:value-type="float" office:value="164.463" calcext:value-type="float">
            <text:p>164.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6.692" calcext:value-type="float">
            <text:p>116.692</text:p>
          </table:table-cell>
          <table:table-cell office:value-type="float" office:value="48.5524" calcext:value-type="float">
            <text:p>48.5524</text:p>
          </table:table-cell>
          <table:table-cell office:value-type="float" office:value="168.008" calcext:value-type="float">
            <text:p>168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5.612" calcext:value-type="float">
            <text:p>125.612</text:p>
          </table:table-cell>
          <table:table-cell office:value-type="float" office:value="48.8524" calcext:value-type="float">
            <text:p>48.8524</text:p>
          </table:table-cell>
          <table:table-cell office:value-type="float" office:value="171.323" calcext:value-type="float">
            <text:p>171.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6.563" calcext:value-type="float">
            <text:p>136.563</text:p>
          </table:table-cell>
          <table:table-cell office:value-type="float" office:value="49.144" calcext:value-type="float">
            <text:p>49.144</text:p>
          </table:table-cell>
          <table:table-cell office:value-type="float" office:value="172.753" calcext:value-type="float">
            <text:p>172.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.415" calcext:value-type="float">
            <text:p>127.415</text:p>
          </table:table-cell>
          <table:table-cell office:value-type="float" office:value="49.4014" calcext:value-type="float">
            <text:p>49.4014</text:p>
          </table:table-cell>
          <table:table-cell office:value-type="float" office:value="173.203" calcext:value-type="float">
            <text:p>173.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.907" calcext:value-type="float">
            <text:p>124.907</text:p>
          </table:table-cell>
          <table:table-cell office:value-type="float" office:value="49.7055" calcext:value-type="float">
            <text:p>49.7055</text:p>
          </table:table-cell>
          <table:table-cell office:value-type="float" office:value="175.025" calcext:value-type="float">
            <text:p>175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0.446" calcext:value-type="float">
            <text:p>140.446</text:p>
          </table:table-cell>
          <table:table-cell office:value-type="float" office:value="50.0065" calcext:value-type="float">
            <text:p>50.0065</text:p>
          </table:table-cell>
          <table:table-cell office:value-type="float" office:value="175.708" calcext:value-type="float">
            <text:p>175.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1.921" calcext:value-type="float">
            <text:p>121.921</text:p>
          </table:table-cell>
          <table:table-cell office:value-type="float" office:value="50.3076" calcext:value-type="float">
            <text:p>50.3076</text:p>
          </table:table-cell>
          <table:table-cell office:value-type="float" office:value="178.585" calcext:value-type="float">
            <text:p>178.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.049" calcext:value-type="float">
            <text:p>123.049</text:p>
          </table:table-cell>
          <table:table-cell office:value-type="float" office:value="50.5871" calcext:value-type="float">
            <text:p>50.5871</text:p>
          </table:table-cell>
          <table:table-cell office:value-type="float" office:value="179.058" calcext:value-type="float">
            <text:p>179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6.728" calcext:value-type="float">
            <text:p>116.728</text:p>
          </table:table-cell>
          <table:table-cell office:value-type="float" office:value="50.9003" calcext:value-type="float">
            <text:p>50.9003</text:p>
          </table:table-cell>
          <table:table-cell office:value-type="float" office:value="179.055" calcext:value-type="float">
            <text:p>179.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.196" calcext:value-type="float">
            <text:p>177.196</text:p>
          </table:table-cell>
          <table:table-cell office:value-type="float" office:value="51.2339" calcext:value-type="float">
            <text:p>51.2339</text:p>
          </table:table-cell>
          <table:table-cell office:value-type="float" office:value="179.78" calcext:value-type="float">
            <text:p>179.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2.999" calcext:value-type="float">
            <text:p>122.999</text:p>
          </table:table-cell>
          <table:table-cell office:value-type="float" office:value="51.4996" calcext:value-type="float">
            <text:p>51.4996</text:p>
          </table:table-cell>
          <table:table-cell office:value-type="float" office:value="179.778" calcext:value-type="float">
            <text:p>179.7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6.781" calcext:value-type="float">
            <text:p>136.781</text:p>
          </table:table-cell>
          <table:table-cell office:value-type="float" office:value="51.8007" calcext:value-type="float">
            <text:p>51.8007</text:p>
          </table:table-cell>
          <table:table-cell office:value-type="float" office:value="181.07" calcext:value-type="float">
            <text:p>181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3.469" calcext:value-type="float">
            <text:p>123.469</text:p>
          </table:table-cell>
          <table:table-cell office:value-type="float" office:value="52.0857" calcext:value-type="float">
            <text:p>52.0857</text:p>
          </table:table-cell>
          <table:table-cell office:value-type="float" office:value="181.773" calcext:value-type="float">
            <text:p>181.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2.826" calcext:value-type="float">
            <text:p>122.826</text:p>
          </table:table-cell>
          <table:table-cell office:value-type="float" office:value="52.355" calcext:value-type="float">
            <text:p>52.355</text:p>
          </table:table-cell>
          <table:table-cell office:value-type="float" office:value="182.223" calcext:value-type="float">
            <text:p>182.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1.253" calcext:value-type="float">
            <text:p>121.253</text:p>
          </table:table-cell>
          <table:table-cell office:value-type="float" office:value="52.6062" calcext:value-type="float">
            <text:p>52.6062</text:p>
          </table:table-cell>
          <table:table-cell office:value-type="float" office:value="182.81" calcext:value-type="float">
            <text:p>182.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1.199" calcext:value-type="float">
            <text:p>141.199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183.76" calcext:value-type="float">
            <text:p>183.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7.255" calcext:value-type="float">
            <text:p>127.255</text:p>
          </table:table-cell>
          <table:table-cell office:value-type="float" office:value="53.0812" calcext:value-type="float">
            <text:p>53.0812</text:p>
          </table:table-cell>
          <table:table-cell office:value-type="float" office:value="184.4" calcext:value-type="float">
            <text:p>18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0.651" calcext:value-type="float">
            <text:p>170.651</text:p>
          </table:table-cell>
          <table:table-cell office:value-type="float" office:value="53.4072" calcext:value-type="float">
            <text:p>53.4072</text:p>
          </table:table-cell>
          <table:table-cell office:value-type="float" office:value="185.358" calcext:value-type="float">
            <text:p>185.3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8.769" calcext:value-type="float">
            <text:p>118.769</text:p>
          </table:table-cell>
          <table:table-cell office:value-type="float" office:value="53.6322" calcext:value-type="float">
            <text:p>53.6322</text:p>
          </table:table-cell>
          <table:table-cell office:value-type="float" office:value="185.355" calcext:value-type="float">
            <text:p>185.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.007" calcext:value-type="float">
            <text:p>121.007</text:p>
          </table:table-cell>
          <table:table-cell office:value-type="float" office:value="53.9117" calcext:value-type="float">
            <text:p>53.9117</text:p>
          </table:table-cell>
          <table:table-cell office:value-type="float" office:value="189.758" calcext:value-type="float">
            <text:p>189.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9.072" calcext:value-type="float">
            <text:p>129.072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0.487" calcext:value-type="float">
            <text:p>120.487</text:p>
          </table:table-cell>
          <table:table-cell office:value-type="float" office:value="54.3983" calcext:value-type="float">
            <text:p>54.3983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8.163" calcext:value-type="float">
            <text:p>128.163</text:p>
          </table:table-cell>
          <table:table-cell office:value-type="float" office:value="54.6833" calcext:value-type="float">
            <text:p>54.6833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.492" calcext:value-type="float">
            <text:p>125.492</text:p>
          </table:table-cell>
          <table:table-cell office:value-type="float" office:value="54.9296" calcext:value-type="float">
            <text:p>54.9296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7.735" calcext:value-type="float">
            <text:p>127.735</text:p>
          </table:table-cell>
          <table:table-cell office:value-type="float" office:value="55.2555" calcext:value-type="float">
            <text:p>55.2555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3.368" calcext:value-type="float">
            <text:p>133.368</text:p>
          </table:table-cell>
          <table:table-cell office:value-type="float" office:value="55.5805" calcext:value-type="float">
            <text:p>55.5805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8.699" calcext:value-type="float">
            <text:p>128.699</text:p>
          </table:table-cell>
          <table:table-cell office:value-type="float" office:value="55.9055" calcext:value-type="float">
            <text:p>55.9055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8.878" calcext:value-type="float">
            <text:p>168.878</text:p>
          </table:table-cell>
          <table:table-cell office:value-type="float" office:value="56.1206" calcext:value-type="float">
            <text:p>56.1206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2.708" calcext:value-type="float">
            <text:p>172.708</text:p>
          </table:table-cell>
          <table:table-cell office:value-type="float" office:value="56.3442" calcext:value-type="float">
            <text:p>56.3442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.983" calcext:value-type="float">
            <text:p>124.983</text:p>
          </table:table-cell>
          <table:table-cell office:value-type="float" office:value="56.6237" calcext:value-type="float">
            <text:p>56.6237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.876" calcext:value-type="float">
            <text:p>121.876</text:p>
          </table:table-cell>
          <table:table-cell office:value-type="float" office:value="56.853" calcext:value-type="float">
            <text:p>56.85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.81" calcext:value-type="float">
            <text:p>124.81</text:p>
          </table:table-cell>
          <table:table-cell office:value-type="float" office:value="57.0845" calcext:value-type="float">
            <text:p>57.0845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1.869" calcext:value-type="float">
            <text:p>171.869</text:p>
          </table:table-cell>
          <table:table-cell office:value-type="float" office:value="57.2813" calcext:value-type="float">
            <text:p>57.281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0.195" calcext:value-type="float">
            <text:p>130.195</text:p>
          </table:table-cell>
          <table:table-cell office:value-type="float" office:value="57.5506" calcext:value-type="float">
            <text:p>57.5506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2.261" calcext:value-type="float">
            <text:p>122.261</text:p>
          </table:table-cell>
          <table:table-cell office:value-type="float" office:value="57.7858" calcext:value-type="float">
            <text:p>57.7858</text:p>
          </table:table-cell>
          <table:table-cell office:value-type="float" office:value="190.648" calcext:value-type="float">
            <text:p>190.6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1.836" calcext:value-type="float">
            <text:p>121.836</text:p>
          </table:table-cell>
          <table:table-cell office:value-type="float" office:value="58.134" calcext:value-type="float">
            <text:p>58.134</text:p>
          </table:table-cell>
          <table:table-cell office:value-type="float" office:value="190.65" calcext:value-type="float">
            <text:p>190.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3.377" calcext:value-type="float">
            <text:p>143.377</text:p>
          </table:table-cell>
          <table:table-cell office:value-type="float" office:value="58.4381" calcext:value-type="float">
            <text:p>58.4381</text:p>
          </table:table-cell>
          <table:table-cell office:value-type="float" office:value="190.645" calcext:value-type="float">
            <text:p>190.6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8.951" calcext:value-type="float">
            <text:p>118.951</text:p>
          </table:table-cell>
          <table:table-cell office:value-type="float" office:value="58.6881" calcext:value-type="float">
            <text:p>58.6881</text:p>
          </table:table-cell>
          <table:table-cell office:value-type="float" office:value="191.4" calcext:value-type="float">
            <text:p>191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2.342" calcext:value-type="float">
            <text:p>122.342</text:p>
          </table:table-cell>
          <table:table-cell office:value-type="float" office:value="58.9676" calcext:value-type="float">
            <text:p>58.9676</text:p>
          </table:table-cell>
          <table:table-cell office:value-type="float" office:value="191.4" calcext:value-type="float">
            <text:p>191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0.598" calcext:value-type="float">
            <text:p>120.598</text:p>
          </table:table-cell>
          <table:table-cell office:value-type="float" office:value="59.2226" calcext:value-type="float">
            <text:p>59.2226</text:p>
          </table:table-cell>
          <table:table-cell office:value-type="float" office:value="192.8" calcext:value-type="float">
            <text:p>192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7.531" calcext:value-type="float">
            <text:p>127.531</text:p>
          </table:table-cell>
          <table:table-cell office:value-type="float" office:value="59.4738" calcext:value-type="float">
            <text:p>59.4738</text:p>
          </table:table-cell>
          <table:table-cell office:value-type="float" office:value="193.34" calcext:value-type="float">
            <text:p>193.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.231" calcext:value-type="float">
            <text:p>140.231</text:p>
          </table:table-cell>
          <table:table-cell office:value-type="float" office:value="59.7738" calcext:value-type="float">
            <text:p>59.7738</text:p>
          </table:table-cell>
          <table:table-cell office:value-type="float" office:value="194.215" calcext:value-type="float">
            <text:p>194.2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9.621" calcext:value-type="float">
            <text:p>129.621</text:p>
          </table:table-cell>
          <table:table-cell office:value-type="float" office:value="60.0488" calcext:value-type="float">
            <text:p>60.0488</text:p>
          </table:table-cell>
          <table:table-cell office:value-type="float" office:value="194.685" calcext:value-type="float">
            <text:p>194.6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323" calcext:value-type="float">
            <text:p>121.323</text:p>
          </table:table-cell>
          <table:table-cell office:value-type="float" office:value="60.3738" calcext:value-type="float">
            <text:p>60.3738</text:p>
          </table:table-cell>
          <table:table-cell office:value-type="float" office:value="195.463" calcext:value-type="float">
            <text:p>195.4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9.969" calcext:value-type="float">
            <text:p>119.969</text:p>
          </table:table-cell>
          <table:table-cell office:value-type="float" office:value="60.6251" calcext:value-type="float">
            <text:p>60.6251</text:p>
          </table:table-cell>
          <table:table-cell office:value-type="float" office:value="195.873" calcext:value-type="float">
            <text:p>195.8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3.019" calcext:value-type="float">
            <text:p>133.019</text:p>
          </table:table-cell>
          <table:table-cell office:value-type="float" office:value="60.8943" calcext:value-type="float">
            <text:p>60.8943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9.947" calcext:value-type="float">
            <text:p>129.947</text:p>
          </table:table-cell>
          <table:table-cell office:value-type="float" office:value="61.1636" calcext:value-type="float">
            <text:p>61.1636</text:p>
          </table:table-cell>
          <table:table-cell office:value-type="float" office:value="198.865" calcext:value-type="float">
            <text:p>198.8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0.263" calcext:value-type="float">
            <text:p>120.263</text:p>
          </table:table-cell>
          <table:table-cell office:value-type="float" office:value="61.5136" calcext:value-type="float">
            <text:p>61.5136</text:p>
          </table:table-cell>
          <table:table-cell office:value-type="float" office:value="199.165" calcext:value-type="float">
            <text:p>199.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7.074" calcext:value-type="float">
            <text:p>137.074</text:p>
          </table:table-cell>
          <table:table-cell office:value-type="float" office:value="61.8228" calcext:value-type="float">
            <text:p>61.8228</text:p>
          </table:table-cell>
          <table:table-cell office:value-type="float" office:value="199.165" calcext:value-type="float">
            <text:p>199.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0.054" calcext:value-type="float">
            <text:p>120.054</text:p>
          </table:table-cell>
          <table:table-cell office:value-type="float" office:value="62.1516" calcext:value-type="float">
            <text:p>62.1516</text:p>
          </table:table-cell>
          <table:table-cell office:value-type="float" office:value="199.715" calcext:value-type="float">
            <text:p>199.7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7.617" calcext:value-type="float">
            <text:p>117.617</text:p>
          </table:table-cell>
          <table:table-cell office:value-type="float" office:value="62.3979" calcext:value-type="float">
            <text:p>62.3979</text:p>
          </table:table-cell>
          <table:table-cell office:value-type="float" office:value="199.713" calcext:value-type="float">
            <text:p>199.7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4.77" calcext:value-type="float">
            <text:p>114.77</text:p>
          </table:table-cell>
          <table:table-cell office:value-type="float" office:value="62.7141" calcext:value-type="float">
            <text:p>62.7141</text:p>
          </table:table-cell>
          <table:table-cell office:value-type="float" office:value="199.995" calcext:value-type="float">
            <text:p>199.9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5.848" calcext:value-type="float">
            <text:p>125.848</text:p>
          </table:table-cell>
          <table:table-cell office:value-type="float" office:value="62.9499" calcext:value-type="float">
            <text:p>62.9499</text:p>
          </table:table-cell>
          <table:table-cell office:value-type="float" office:value="199.975" calcext:value-type="float">
            <text:p>199.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1.412" calcext:value-type="float">
            <text:p>141.412</text:p>
          </table:table-cell>
          <table:table-cell office:value-type="float" office:value="63.1962" calcext:value-type="float">
            <text:p>63.1962</text:p>
          </table:table-cell>
          <table:table-cell office:value-type="float" office:value="199.955" calcext:value-type="float">
            <text:p>199.9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1.298" calcext:value-type="float">
            <text:p>121.298</text:p>
          </table:table-cell>
          <table:table-cell office:value-type="float" office:value="63.4462" calcext:value-type="float">
            <text:p>63.4462</text:p>
          </table:table-cell>
          <table:table-cell office:value-type="float" office:value="199.955" calcext:value-type="float">
            <text:p>199.9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0.386" calcext:value-type="float">
            <text:p>140.386</text:p>
          </table:table-cell>
          <table:table-cell office:value-type="float" office:value="63.7468" calcext:value-type="float">
            <text:p>63.7468</text:p>
          </table:table-cell>
          <table:table-cell office:value-type="float" office:value="199.955" calcext:value-type="float">
            <text:p>199.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.768" calcext:value-type="float">
            <text:p>118.768</text:p>
          </table:table-cell>
          <table:table-cell office:value-type="float" office:value="64.0278" calcext:value-type="float">
            <text:p>64.0278</text:p>
          </table:table-cell>
          <table:table-cell office:value-type="float" office:value="199.915" calcext:value-type="float">
            <text:p>199.9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5.844" calcext:value-type="float">
            <text:p>125.844</text:p>
          </table:table-cell>
          <table:table-cell office:value-type="float" office:value="64.2852" calcext:value-type="float">
            <text:p>64.2852</text:p>
          </table:table-cell>
          <table:table-cell office:value-type="float" office:value="199.915" calcext:value-type="float">
            <text:p>199.9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2.997" calcext:value-type="float">
            <text:p>172.997</text:p>
          </table:table-cell>
          <table:table-cell office:value-type="float" office:value="64.5425" calcext:value-type="float">
            <text:p>64.5425</text:p>
          </table:table-cell>
          <table:table-cell office:value-type="float" office:value="199.915" calcext:value-type="float">
            <text:p>199.9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.791" calcext:value-type="float">
            <text:p>138.791</text:p>
          </table:table-cell>
          <table:table-cell office:value-type="float" office:value="64.8446" calcext:value-type="float">
            <text:p>64.8446</text:p>
          </table:table-cell>
          <table:table-cell office:value-type="float" office:value="199.91" calcext:value-type="float">
            <text:p>199.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1.934" calcext:value-type="float">
            <text:p>121.934</text:p>
          </table:table-cell>
          <table:table-cell office:value-type="float" office:value="65.1196" calcext:value-type="float">
            <text:p>65.1196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4.966" calcext:value-type="float">
            <text:p>134.966</text:p>
          </table:table-cell>
          <table:table-cell office:value-type="float" office:value="65.155" calcext:value-type="float">
            <text:p>65.155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3.284" calcext:value-type="float">
            <text:p>123.284</text:p>
          </table:table-cell>
          <table:table-cell office:value-type="float" office:value="65.2109" calcext:value-type="float">
            <text:p>65.2109</text:p>
          </table:table-cell>
          <table:table-cell office:value-type="float" office:value="199.905" calcext:value-type="float">
            <text:p>199.9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9.259" calcext:value-type="float">
            <text:p>159.259</text:p>
          </table:table-cell>
          <table:table-cell office:value-type="float" office:value="65.3877" calcext:value-type="float">
            <text:p>65.3877</text:p>
          </table:table-cell>
          <table:table-cell office:value-type="float" office:value="199.91" calcext:value-type="float">
            <text:p>199.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0.432" calcext:value-type="float">
            <text:p>120.432</text:p>
          </table:table-cell>
          <table:table-cell office:value-type="float" office:value="65.724" calcext:value-type="float">
            <text:p>65.724</text:p>
          </table:table-cell>
          <table:table-cell office:value-type="float" office:value="199.625" calcext:value-type="float">
            <text:p>199.6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1.932" calcext:value-type="float">
            <text:p>141.932</text:p>
          </table:table-cell>
          <table:table-cell office:value-type="float" office:value="66.0069" calcext:value-type="float">
            <text:p>66.0069</text:p>
          </table:table-cell>
          <table:table-cell office:value-type="float" office:value="200.055" calcext:value-type="float">
            <text:p>200.0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.71" calcext:value-type="float">
            <text:p>117.71</text:p>
          </table:table-cell>
          <table:table-cell office:value-type="float" office:value="66.2305" calcext:value-type="float">
            <text:p>66.2305</text:p>
          </table:table-cell>
          <table:table-cell office:value-type="float" office:value="200.043" calcext:value-type="float">
            <text:p>200.0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0.146" calcext:value-type="float">
            <text:p>120.146</text:p>
          </table:table-cell>
          <table:table-cell office:value-type="float" office:value="66.4366" calcext:value-type="float">
            <text:p>66.4366</text:p>
          </table:table-cell>
          <table:table-cell office:value-type="float" office:value="200.698" calcext:value-type="float">
            <text:p>200.6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7.806" calcext:value-type="float">
            <text:p>117.806</text:p>
          </table:table-cell>
          <table:table-cell office:value-type="float" office:value="66.6828" calcext:value-type="float">
            <text:p>66.6828</text:p>
          </table:table-cell>
          <table:table-cell office:value-type="float" office:value="201.375" calcext:value-type="float">
            <text:p>201.3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.131" calcext:value-type="float">
            <text:p>124.131</text:p>
          </table:table-cell>
          <table:table-cell office:value-type="float" office:value="66.9727" calcext:value-type="float">
            <text:p>66.9727</text:p>
          </table:table-cell>
          <table:table-cell office:value-type="float" office:value="201.488" calcext:value-type="float">
            <text:p>201.4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1.897" calcext:value-type="float">
            <text:p>121.897</text:p>
          </table:table-cell>
          <table:table-cell office:value-type="float" office:value="67.2578" calcext:value-type="float">
            <text:p>67.2578</text:p>
          </table:table-cell>
          <table:table-cell office:value-type="float" office:value="201.815" calcext:value-type="float">
            <text:p>201.8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5.014" calcext:value-type="float">
            <text:p>135.014</text:p>
          </table:table-cell>
          <table:table-cell office:value-type="float" office:value="67.5493" calcext:value-type="float">
            <text:p>67.5493</text:p>
          </table:table-cell>
          <table:table-cell office:value-type="float" office:value="201.823" calcext:value-type="float">
            <text:p>201.8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9.02" calcext:value-type="float">
            <text:p>139.02</text:p>
          </table:table-cell>
          <table:table-cell office:value-type="float" office:value="67.8409" calcext:value-type="float">
            <text:p>67.8409</text:p>
          </table:table-cell>
          <table:table-cell office:value-type="float" office:value="201.823" calcext:value-type="float">
            <text:p>201.8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1.101" calcext:value-type="float">
            <text:p>121.101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5.036" calcext:value-type="float">
            <text:p>175.036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8.216" calcext:value-type="float">
            <text:p>188.216</text:p>
          </table:table-cell>
          <table:table-cell office:value-type="float" office:value="68.4181" calcext:value-type="float">
            <text:p>68.4181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4.732" calcext:value-type="float">
            <text:p>124.732</text:p>
          </table:table-cell>
          <table:table-cell office:value-type="float" office:value="69.0482" calcext:value-type="float">
            <text:p>69.0482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8.955" calcext:value-type="float">
            <text:p>118.955</text:p>
          </table:table-cell>
          <table:table-cell office:value-type="float" office:value="69.3533" calcext:value-type="float">
            <text:p>69.3533</text:p>
          </table:table-cell>
          <table:table-cell office:value-type="float" office:value="202.333" calcext:value-type="float">
            <text:p>202.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6.474" calcext:value-type="float">
            <text:p>116.474</text:p>
          </table:table-cell>
          <table:table-cell office:value-type="float" office:value="69.6046" calcext:value-type="float">
            <text:p>69.6046</text:p>
          </table:table-cell>
          <table:table-cell office:value-type="float" office:value="202.33" calcext:value-type="float">
            <text:p>202.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5.734" calcext:value-type="float">
            <text:p>115.734</text:p>
          </table:table-cell>
          <table:table-cell office:value-type="float" office:value="69.8558" calcext:value-type="float">
            <text:p>69.8558</text:p>
          </table:table-cell>
          <table:table-cell office:value-type="float" office:value="202.328" calcext:value-type="float">
            <text:p>202.3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7.048" calcext:value-type="float">
            <text:p>117.048</text:p>
          </table:table-cell>
          <table:table-cell office:value-type="float" office:value="70.132" calcext:value-type="float">
            <text:p>70.132</text:p>
          </table:table-cell>
          <table:table-cell office:value-type="float" office:value="202.328" calcext:value-type="float">
            <text:p>202.3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.252" calcext:value-type="float">
            <text:p>142.252</text:p>
          </table:table-cell>
          <table:table-cell office:value-type="float" office:value="70.3869" calcext:value-type="float">
            <text:p>70.3869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0.471" calcext:value-type="float">
            <text:p>120.471</text:p>
          </table:table-cell>
          <table:table-cell office:value-type="float" office:value="70.6419" calcext:value-type="float">
            <text:p>70.6419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6.644" calcext:value-type="float">
            <text:p>126.644</text:p>
          </table:table-cell>
          <table:table-cell office:value-type="float" office:value="70.9029" calcext:value-type="float">
            <text:p>70.9029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6.548" calcext:value-type="float">
            <text:p>136.548</text:p>
          </table:table-cell>
          <table:table-cell office:value-type="float" office:value="71.1721" calcext:value-type="float">
            <text:p>71.1721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3.248" calcext:value-type="float">
            <text:p>113.248</text:p>
          </table:table-cell>
          <table:table-cell office:value-type="float" office:value="71.4721" calcext:value-type="float">
            <text:p>71.4721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7.964" calcext:value-type="float">
            <text:p>167.964</text:p>
          </table:table-cell>
          <table:table-cell office:value-type="float" office:value="71.7721" calcext:value-type="float">
            <text:p>71.7721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2.702" calcext:value-type="float">
            <text:p>132.702</text:p>
          </table:table-cell>
          <table:table-cell office:value-type="float" office:value="72.0234" calcext:value-type="float">
            <text:p>72.0234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5.911" calcext:value-type="float">
            <text:p>155.911</text:p>
          </table:table-cell>
          <table:table-cell office:value-type="float" office:value="72.3244" calcext:value-type="float">
            <text:p>72.3244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4.909" calcext:value-type="float">
            <text:p>124.909</text:p>
          </table:table-cell>
          <table:table-cell office:value-type="float" office:value="72.5794" calcext:value-type="float">
            <text:p>72.5794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3.046" calcext:value-type="float">
            <text:p>113.046</text:p>
          </table:table-cell>
          <table:table-cell office:value-type="float" office:value="72.9053" calcext:value-type="float">
            <text:p>72.9053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5.251" calcext:value-type="float">
            <text:p>135.251</text:p>
          </table:table-cell>
          <table:table-cell office:value-type="float" office:value="73.2313" calcext:value-type="float">
            <text:p>73.2313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6.233" calcext:value-type="float">
            <text:p>126.233</text:p>
          </table:table-cell>
          <table:table-cell office:value-type="float" office:value="73.5813" calcext:value-type="float">
            <text:p>73.5813</text:p>
          </table:table-cell>
          <table:table-cell office:value-type="float" office:value="203.6" calcext:value-type="float">
            <text:p>203.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4.64" calcext:value-type="float">
            <text:p>124.64</text:p>
          </table:table-cell>
          <table:table-cell office:value-type="float" office:value="73.9073" calcext:value-type="float">
            <text:p>73.9073</text:p>
          </table:table-cell>
          <table:table-cell office:value-type="float" office:value="203.593" calcext:value-type="float">
            <text:p>203.5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6.047" calcext:value-type="float">
            <text:p>136.047</text:p>
          </table:table-cell>
          <table:table-cell office:value-type="float" office:value="74.2831" calcext:value-type="float">
            <text:p>74.2831</text:p>
          </table:table-cell>
          <table:table-cell office:value-type="float" office:value="203.59" calcext:value-type="float">
            <text:p>203.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6.422" calcext:value-type="float">
            <text:p>126.422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04.25" calcext:value-type="float">
            <text:p>204.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5.316" calcext:value-type="float">
            <text:p>155.316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04.25" calcext:value-type="float">
            <text:p>204.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2.029" calcext:value-type="float">
            <text:p>122.029</text:p>
          </table:table-cell>
          <table:table-cell office:value-type="float" office:value="75.1364" calcext:value-type="float">
            <text:p>75.1364</text:p>
          </table:table-cell>
          <table:table-cell office:value-type="float" office:value="204.25" calcext:value-type="float">
            <text:p>204.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9.627" calcext:value-type="float">
            <text:p>129.627</text:p>
          </table:table-cell>
          <table:table-cell office:value-type="float" office:value="75.7025" calcext:value-type="float">
            <text:p>75.7025</text:p>
          </table:table-cell>
          <table:table-cell office:value-type="float" office:value="201.83" calcext:value-type="float">
            <text:p>201.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6.85" calcext:value-type="float">
            <text:p>126.85</text:p>
          </table:table-cell>
          <table:table-cell office:value-type="float" office:value="75.9288" calcext:value-type="float">
            <text:p>75.9288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5.033" calcext:value-type="float">
            <text:p>135.033</text:p>
          </table:table-cell>
          <table:table-cell office:value-type="float" office:value="76.1899" calcext:value-type="float">
            <text:p>76.1899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3.341" calcext:value-type="float">
            <text:p>123.341</text:p>
          </table:table-cell>
          <table:table-cell office:value-type="float" office:value="76.4694" calcext:value-type="float">
            <text:p>76.4694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3.095" calcext:value-type="float">
            <text:p>123.095</text:p>
          </table:table-cell>
          <table:table-cell office:value-type="float" office:value="76.7704" calcext:value-type="float">
            <text:p>76.7704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3.369" calcext:value-type="float">
            <text:p>123.369</text:p>
          </table:table-cell>
          <table:table-cell office:value-type="float" office:value="77.0992" calcext:value-type="float">
            <text:p>77.0992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77.4501" calcext:value-type="float">
            <text:p>77.4501</text:p>
          </table:table-cell>
          <table:table-cell office:value-type="float" office:value="203.8" calcext:value-type="float">
            <text:p>203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6.849" calcext:value-type="float">
            <text:p>106.849</text:p>
          </table:table-cell>
          <table:table-cell office:value-type="float" office:value="77.7751" calcext:value-type="float">
            <text:p>77.7751</text:p>
          </table:table-cell>
          <table:table-cell office:value-type="float" office:value="206.173" calcext:value-type="float">
            <text:p>206.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1.018" calcext:value-type="float">
            <text:p>121.018</text:p>
          </table:table-cell>
          <table:table-cell office:value-type="float" office:value="78.1287" calcext:value-type="float">
            <text:p>78.1287</text:p>
          </table:table-cell>
          <table:table-cell office:value-type="float" office:value="207.613" calcext:value-type="float">
            <text:p>207.6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5.605" calcext:value-type="float">
            <text:p>115.605</text:p>
          </table:table-cell>
          <table:table-cell office:value-type="float" office:value="78.3897" calcext:value-type="float">
            <text:p>78.3897</text:p>
          </table:table-cell>
          <table:table-cell office:value-type="float" office:value="208.683" calcext:value-type="float">
            <text:p>208.6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7.859" calcext:value-type="float">
            <text:p>127.859</text:p>
          </table:table-cell>
          <table:table-cell office:value-type="float" office:value="78.6446" calcext:value-type="float">
            <text:p>78.6446</text:p>
          </table:table-cell>
          <table:table-cell office:value-type="float" office:value="211.235" calcext:value-type="float">
            <text:p>211.2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6.401" calcext:value-type="float">
            <text:p>126.401</text:p>
          </table:table-cell>
          <table:table-cell office:value-type="float" office:value="78.9104" calcext:value-type="float">
            <text:p>78.9104</text:p>
          </table:table-cell>
          <table:table-cell office:value-type="float" office:value="212.253" calcext:value-type="float">
            <text:p>212.2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5.057" calcext:value-type="float">
            <text:p>125.057</text:p>
          </table:table-cell>
          <table:table-cell office:value-type="float" office:value="79.2266" calcext:value-type="float">
            <text:p>79.2266</text:p>
          </table:table-cell>
          <table:table-cell office:value-type="float" office:value="213.388" calcext:value-type="float">
            <text:p>213.3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5.197" calcext:value-type="float">
            <text:p>115.197</text:p>
          </table:table-cell>
          <table:table-cell office:value-type="float" office:value="79.5061" calcext:value-type="float">
            <text:p>79.5061</text:p>
          </table:table-cell>
          <table:table-cell office:value-type="float" office:value="214.67" calcext:value-type="float">
            <text:p>214.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9.353" calcext:value-type="float">
            <text:p>119.353</text:p>
          </table:table-cell>
          <table:table-cell office:value-type="float" office:value="79.7823" calcext:value-type="float">
            <text:p>79.7823</text:p>
          </table:table-cell>
          <table:table-cell office:value-type="float" office:value="215.718" calcext:value-type="float">
            <text:p>215.7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2.357" calcext:value-type="float">
            <text:p>192.357</text:p>
          </table:table-cell>
          <table:table-cell office:value-type="float" office:value="80.0087" calcext:value-type="float">
            <text:p>80.0087</text:p>
          </table:table-cell>
          <table:table-cell office:value-type="float" office:value="216.548" calcext:value-type="float">
            <text:p>216.5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0.551" calcext:value-type="float">
            <text:p>120.551</text:p>
          </table:table-cell>
          <table:table-cell office:value-type="float" office:value="80.3097" calcext:value-type="float">
            <text:p>80.3097</text:p>
          </table:table-cell>
          <table:table-cell office:value-type="float" office:value="217.585" calcext:value-type="float">
            <text:p>217.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80.4678" calcext:value-type="float">
            <text:p>80.4678</text:p>
          </table:table-cell>
          <table:table-cell office:value-type="float" office:value="218.313" calcext:value-type="float">
            <text:p>218.3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4.514" calcext:value-type="float">
            <text:p>174.514</text:p>
          </table:table-cell>
          <table:table-cell office:value-type="float" office:value="80.7529" calcext:value-type="float">
            <text:p>80.7529</text:p>
          </table:table-cell>
          <table:table-cell office:value-type="float" office:value="219.113" calcext:value-type="float">
            <text:p>219.1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7.957" calcext:value-type="float">
            <text:p>117.957</text:p>
          </table:table-cell>
          <table:table-cell office:value-type="float" office:value="80.843" calcext:value-type="float">
            <text:p>80.843</text:p>
          </table:table-cell>
          <table:table-cell office:value-type="float" office:value="219.113" calcext:value-type="float">
            <text:p>219.1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6.776" calcext:value-type="float">
            <text:p>166.776</text:p>
          </table:table-cell>
          <table:table-cell office:value-type="float" office:value="81.0198" calcext:value-type="float">
            <text:p>81.0198</text:p>
          </table:table-cell>
          <table:table-cell office:value-type="float" office:value="223.648" calcext:value-type="float">
            <text:p>223.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.067" calcext:value-type="float">
            <text:p>141.067</text:p>
          </table:table-cell>
          <table:table-cell office:value-type="float" office:value="81.3448" calcext:value-type="float">
            <text:p>81.3448</text:p>
          </table:table-cell>
          <table:table-cell office:value-type="float" office:value="226.75" calcext:value-type="float">
            <text:p>226.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7.532" calcext:value-type="float">
            <text:p>117.532</text:p>
          </table:table-cell>
          <table:table-cell office:value-type="float" office:value="81.6243" calcext:value-type="float">
            <text:p>81.6243</text:p>
          </table:table-cell>
          <table:table-cell office:value-type="float" office:value="228.11" calcext:value-type="float">
            <text:p>228.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1.526" calcext:value-type="float">
            <text:p>131.526</text:p>
          </table:table-cell>
          <table:table-cell office:value-type="float" office:value="81.9004" calcext:value-type="float">
            <text:p>81.9004</text:p>
          </table:table-cell>
          <table:table-cell office:value-type="float" office:value="228.56" calcext:value-type="float">
            <text:p>228.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4.376" calcext:value-type="float">
            <text:p>114.376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228.56" calcext:value-type="float">
            <text:p>228.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5.895" calcext:value-type="float">
            <text:p>125.895</text:p>
          </table:table-cell>
          <table:table-cell office:value-type="float" office:value="82.4777" calcext:value-type="float">
            <text:p>82.4777</text:p>
          </table:table-cell>
          <table:table-cell office:value-type="float" office:value="228.56" calcext:value-type="float">
            <text:p>228.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1.04" calcext:value-type="float">
            <text:p>121.04</text:p>
          </table:table-cell>
          <table:table-cell office:value-type="float" office:value="82.7469" calcext:value-type="float">
            <text:p>82.7469</text:p>
          </table:table-cell>
          <table:table-cell office:value-type="float" office:value="229.288" calcext:value-type="float">
            <text:p>229.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1.647" calcext:value-type="float">
            <text:p>121.647</text:p>
          </table:table-cell>
          <table:table-cell office:value-type="float" office:value="83.0469" calcext:value-type="float">
            <text:p>83.0469</text:p>
          </table:table-cell>
          <table:table-cell office:value-type="float" office:value="229.288" calcext:value-type="float">
            <text:p>229.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1.329" calcext:value-type="float">
            <text:p>161.329</text:p>
          </table:table-cell>
          <table:table-cell office:value-type="float" office:value="83.2931" calcext:value-type="float">
            <text:p>83.2931</text:p>
          </table:table-cell>
          <table:table-cell office:value-type="float" office:value="229.823" calcext:value-type="float">
            <text:p>229.8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1.604" calcext:value-type="float">
            <text:p>131.604</text:p>
          </table:table-cell>
          <table:table-cell office:value-type="float" office:value="83.5481" calcext:value-type="float">
            <text:p>83.5481</text:p>
          </table:table-cell>
          <table:table-cell office:value-type="float" office:value="229.823" calcext:value-type="float">
            <text:p>229.8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2.583" calcext:value-type="float">
            <text:p>122.583</text:p>
          </table:table-cell>
          <table:table-cell office:value-type="float" office:value="83.7993" calcext:value-type="float">
            <text:p>83.7993</text:p>
          </table:table-cell>
          <table:table-cell office:value-type="float" office:value="232.975" calcext:value-type="float">
            <text:p>232.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6.902" calcext:value-type="float">
            <text:p>126.902</text:p>
          </table:table-cell>
          <table:table-cell office:value-type="float" office:value="84.1156" calcext:value-type="float">
            <text:p>84.1156</text:p>
          </table:table-cell>
          <table:table-cell office:value-type="float" office:value="233.998" calcext:value-type="float">
            <text:p>233.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1.406" calcext:value-type="float">
            <text:p>131.406</text:p>
          </table:table-cell>
          <table:table-cell office:value-type="float" office:value="84.4197" calcext:value-type="float">
            <text:p>84.4197</text:p>
          </table:table-cell>
          <table:table-cell office:value-type="float" office:value="235.135" calcext:value-type="float">
            <text:p>235.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.203" calcext:value-type="float">
            <text:p>121.203</text:p>
          </table:table-cell>
          <table:table-cell office:value-type="float" office:value="84.6855" calcext:value-type="float">
            <text:p>84.6855</text:p>
          </table:table-cell>
          <table:table-cell office:value-type="float" office:value="236.193" calcext:value-type="float">
            <text:p>236.1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2.443" calcext:value-type="float">
            <text:p>122.443</text:p>
          </table:table-cell>
          <table:table-cell office:value-type="float" office:value="84.9781" calcext:value-type="float">
            <text:p>84.9781</text:p>
          </table:table-cell>
          <table:table-cell office:value-type="float" office:value="240.515" calcext:value-type="float">
            <text:p>240.5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3.732" calcext:value-type="float">
            <text:p>133.732</text:p>
          </table:table-cell>
          <table:table-cell office:value-type="float" office:value="85.233" calcext:value-type="float">
            <text:p>85.233</text:p>
          </table:table-cell>
          <table:table-cell office:value-type="float" office:value="242.47" calcext:value-type="float">
            <text:p>242.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8.526" calcext:value-type="float">
            <text:p>138.526</text:p>
          </table:table-cell>
          <table:table-cell office:value-type="float" office:value="85.5341" calcext:value-type="float">
            <text:p>85.5341</text:p>
          </table:table-cell>
          <table:table-cell office:value-type="float" office:value="244.248" calcext:value-type="float">
            <text:p>244.2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6.733" calcext:value-type="float">
            <text:p>136.733</text:p>
          </table:table-cell>
          <table:table-cell office:value-type="float" office:value="85.8102" calcext:value-type="float">
            <text:p>85.8102</text:p>
          </table:table-cell>
          <table:table-cell office:value-type="float" office:value="245.668" calcext:value-type="float">
            <text:p>245.6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0.313" calcext:value-type="float">
            <text:p>120.313</text:p>
          </table:table-cell>
          <table:table-cell office:value-type="float" office:value="86.0712" calcext:value-type="float">
            <text:p>86.0712</text:p>
          </table:table-cell>
          <table:table-cell office:value-type="float" office:value="246.605" calcext:value-type="float">
            <text:p>246.6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4.331" calcext:value-type="float">
            <text:p>124.331</text:p>
          </table:table-cell>
          <table:table-cell office:value-type="float" office:value="86.3416" calcext:value-type="float">
            <text:p>86.3416</text:p>
          </table:table-cell>
          <table:table-cell office:value-type="float" office:value="246.593" calcext:value-type="float">
            <text:p>246.5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2.494" calcext:value-type="float">
            <text:p>132.494</text:p>
          </table:table-cell>
          <table:table-cell office:value-type="float" office:value="86.6458" calcext:value-type="float">
            <text:p>86.645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0.498" calcext:value-type="float">
            <text:p>120.498</text:p>
          </table:table-cell>
          <table:table-cell office:value-type="float" office:value="86.8958" calcext:value-type="float">
            <text:p>86.895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87.147" calcext:value-type="float">
            <text:p>87.14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7.083" calcext:value-type="float">
            <text:p>127.083</text:p>
          </table:table-cell>
          <table:table-cell office:value-type="float" office:value="87.397" calcext:value-type="float">
            <text:p>87.39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3.544" calcext:value-type="float">
            <text:p>123.544</text:p>
          </table:table-cell>
          <table:table-cell office:value-type="float" office:value="87.6765" calcext:value-type="float">
            <text:p>87.6765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8.302" calcext:value-type="float">
            <text:p>118.302</text:p>
          </table:table-cell>
          <table:table-cell office:value-type="float" office:value="87.9278" calcext:value-type="float">
            <text:p>87.927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88.1827" calcext:value-type="float">
            <text:p>88.182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0.156" calcext:value-type="float">
            <text:p>120.156</text:p>
          </table:table-cell>
          <table:table-cell office:value-type="float" office:value="88.4437" calcext:value-type="float">
            <text:p>88.443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.02" calcext:value-type="float">
            <text:p>145.02</text:p>
          </table:table-cell>
          <table:table-cell office:value-type="float" office:value="88.6499" calcext:value-type="float">
            <text:p>88.6499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0.233" calcext:value-type="float">
            <text:p>130.233</text:p>
          </table:table-cell>
          <table:table-cell office:value-type="float" office:value="88.8804" calcext:value-type="float">
            <text:p>88.8804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.864" calcext:value-type="float">
            <text:p>121.864</text:p>
          </table:table-cell>
          <table:table-cell office:value-type="float" office:value="89.1292" calcext:value-type="float">
            <text:p>89.1292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9.04" calcext:value-type="float">
            <text:p>139.04</text:p>
          </table:table-cell>
          <table:table-cell office:value-type="float" office:value="89.3663" calcext:value-type="float">
            <text:p>89.3663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6.998" calcext:value-type="float">
            <text:p>186.998</text:p>
          </table:table-cell>
          <table:table-cell office:value-type="float" office:value="89.6674" calcext:value-type="float">
            <text:p>89.6674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4.835" calcext:value-type="float">
            <text:p>134.835</text:p>
          </table:table-cell>
          <table:table-cell office:value-type="float" office:value="89.9284" calcext:value-type="float">
            <text:p>89.9284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0.092" calcext:value-type="float">
            <text:p>110.092</text:p>
          </table:table-cell>
          <table:table-cell office:value-type="float" office:value="90.1188" calcext:value-type="float">
            <text:p>90.118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7.173" calcext:value-type="float">
            <text:p>117.173</text:p>
          </table:table-cell>
          <table:table-cell office:value-type="float" office:value="90.4188" calcext:value-type="float">
            <text:p>90.418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5.129" calcext:value-type="float">
            <text:p>135.129</text:p>
          </table:table-cell>
          <table:table-cell office:value-type="float" office:value="90.7438" calcext:value-type="float">
            <text:p>90.743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90.8959" calcext:value-type="float">
            <text:p>90.8959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7.056" calcext:value-type="float">
            <text:p>117.056</text:p>
          </table:table-cell>
          <table:table-cell office:value-type="float" office:value="91.2872" calcext:value-type="float">
            <text:p>91.2872</text:p>
          </table:table-cell>
          <table:table-cell office:value-type="float" office:value="247.405" calcext:value-type="float">
            <text:p>247.4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2.041" calcext:value-type="float">
            <text:p>132.041</text:p>
          </table:table-cell>
          <table:table-cell office:value-type="float" office:value="91.6235" calcext:value-type="float">
            <text:p>91.6235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0.541" calcext:value-type="float">
            <text:p>130.541</text:p>
          </table:table-cell>
          <table:table-cell office:value-type="float" office:value="91.8785" calcext:value-type="float">
            <text:p>91.8785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3.781" calcext:value-type="float">
            <text:p>183.781</text:p>
          </table:table-cell>
          <table:table-cell office:value-type="float" office:value="92.0921" calcext:value-type="float">
            <text:p>92.0921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.263" calcext:value-type="float">
            <text:p>144.263</text:p>
          </table:table-cell>
          <table:table-cell office:value-type="float" office:value="92.3941" calcext:value-type="float">
            <text:p>92.3941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4.912" calcext:value-type="float">
            <text:p>114.912</text:p>
          </table:table-cell>
          <table:table-cell office:value-type="float" office:value="92.7104" calcext:value-type="float">
            <text:p>92.7104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8.945" calcext:value-type="float">
            <text:p>118.945</text:p>
          </table:table-cell>
          <table:table-cell office:value-type="float" office:value="93.0639" calcext:value-type="float">
            <text:p>93.0639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4.806" calcext:value-type="float">
            <text:p>114.806</text:p>
          </table:table-cell>
          <table:table-cell office:value-type="float" office:value="93.4139" calcext:value-type="float">
            <text:p>93.4139</text:p>
          </table:table-cell>
          <table:table-cell office:value-type="float" office:value="249.07" calcext:value-type="float">
            <text:p>249.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2.587" calcext:value-type="float">
            <text:p>132.587</text:p>
          </table:table-cell>
          <table:table-cell office:value-type="float" office:value="93.6934" calcext:value-type="float">
            <text:p>93.6934</text:p>
          </table:table-cell>
          <table:table-cell office:value-type="float" office:value="249.07" calcext:value-type="float">
            <text:p>249.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9.839" calcext:value-type="float">
            <text:p>189.839</text:p>
          </table:table-cell>
          <table:table-cell office:value-type="float" office:value="93.9592" calcext:value-type="float">
            <text:p>93.9592</text:p>
          </table:table-cell>
          <table:table-cell office:value-type="float" office:value="249.06" calcext:value-type="float">
            <text:p>249.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0.002" calcext:value-type="float">
            <text:p>130.002</text:p>
          </table:table-cell>
          <table:table-cell office:value-type="float" office:value="94.1856" calcext:value-type="float">
            <text:p>94.1856</text:p>
          </table:table-cell>
          <table:table-cell office:value-type="float" office:value="249.03" calcext:value-type="float">
            <text:p>249.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5.624" calcext:value-type="float">
            <text:p>115.624</text:p>
          </table:table-cell>
          <table:table-cell office:value-type="float" office:value="94.5672" calcext:value-type="float">
            <text:p>94.5672</text:p>
          </table:table-cell>
          <table:table-cell office:value-type="float" office:value="249.03" calcext:value-type="float">
            <text:p>249.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2.047" calcext:value-type="float">
            <text:p>142.047</text:p>
          </table:table-cell>
          <table:table-cell office:value-type="float" office:value="95.1801" calcext:value-type="float">
            <text:p>95.1801</text:p>
          </table:table-cell>
          <table:table-cell office:value-type="float" office:value="249.07" calcext:value-type="float">
            <text:p>249.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9.721" calcext:value-type="float">
            <text:p>119.721</text:p>
          </table:table-cell>
          <table:table-cell office:value-type="float" office:value="95.2861" calcext:value-type="float">
            <text:p>95.2861</text:p>
          </table:table-cell>
          <table:table-cell office:value-type="float" office:value="249.045" calcext:value-type="float">
            <text:p>249.0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6.657" calcext:value-type="float">
            <text:p>156.657</text:p>
          </table:table-cell>
          <table:table-cell office:value-type="float" office:value="95.5386" calcext:value-type="float">
            <text:p>95.5386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2.504" calcext:value-type="float">
            <text:p>112.504</text:p>
          </table:table-cell>
          <table:table-cell office:value-type="float" office:value="95.8079" calcext:value-type="float">
            <text:p>95.8079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3.736" calcext:value-type="float">
            <text:p>133.736</text:p>
          </table:table-cell>
          <table:table-cell office:value-type="float" office:value="96.1089" calcext:value-type="float">
            <text:p>96.1089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8.136" calcext:value-type="float">
            <text:p>158.136</text:p>
          </table:table-cell>
          <table:table-cell office:value-type="float" office:value="96.1839" calcext:value-type="float">
            <text:p>96.1839</text:p>
          </table:table-cell>
          <table:table-cell office:value-type="float" office:value="249.018" calcext:value-type="float">
            <text:p>249.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8.187" calcext:value-type="float">
            <text:p>118.187</text:p>
          </table:table-cell>
          <table:table-cell office:value-type="float" office:value="96.2398" calcext:value-type="float">
            <text:p>96.2398</text:p>
          </table:table-cell>
          <table:table-cell office:value-type="float" office:value="249.018" calcext:value-type="float">
            <text:p>249.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6.341" calcext:value-type="float">
            <text:p>126.341</text:p>
          </table:table-cell>
          <table:table-cell office:value-type="float" office:value="96.5248" calcext:value-type="float">
            <text:p>96.5248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3.821" calcext:value-type="float">
            <text:p>133.821</text:p>
          </table:table-cell>
          <table:table-cell office:value-type="float" office:value="96.7748" calcext:value-type="float">
            <text:p>96.7748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1.004" calcext:value-type="float">
            <text:p>131.004</text:p>
          </table:table-cell>
          <table:table-cell office:value-type="float" office:value="97.0498" calcext:value-type="float">
            <text:p>97.0498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8.214" calcext:value-type="float">
            <text:p>128.214</text:p>
          </table:table-cell>
          <table:table-cell office:value-type="float" office:value="97.3011" calcext:value-type="float">
            <text:p>97.3011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9.837" calcext:value-type="float">
            <text:p>109.837</text:p>
          </table:table-cell>
          <table:table-cell office:value-type="float" office:value="97.4915" calcext:value-type="float">
            <text:p>97.4915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6.674" calcext:value-type="float">
            <text:p>126.674</text:p>
          </table:table-cell>
          <table:table-cell office:value-type="float" office:value="97.7956" calcext:value-type="float">
            <text:p>97.7956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.246" calcext:value-type="float">
            <text:p>119.246</text:p>
          </table:table-cell>
          <table:table-cell office:value-type="float" office:value="98.0469" calcext:value-type="float">
            <text:p>98.0469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7.023" calcext:value-type="float">
            <text:p>117.023</text:p>
          </table:table-cell>
          <table:table-cell office:value-type="float" office:value="98.2605" calcext:value-type="float">
            <text:p>98.2605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4.367" calcext:value-type="float">
            <text:p>164.367</text:p>
          </table:table-cell>
          <table:table-cell office:value-type="float" office:value="98.3164" calcext:value-type="float">
            <text:p>98.3164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8.109" calcext:value-type="float">
            <text:p>128.109</text:p>
          </table:table-cell>
          <table:table-cell office:value-type="float" office:value="98.5774" calcext:value-type="float">
            <text:p>98.5774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5.339" calcext:value-type="float">
            <text:p>125.339</text:p>
          </table:table-cell>
          <table:table-cell office:value-type="float" office:value="98.7835" calcext:value-type="float">
            <text:p>98.7835</text:p>
          </table:table-cell>
          <table:table-cell office:value-type="float" office:value="249.383" calcext:value-type="float">
            <text:p>249.3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4.296" calcext:value-type="float">
            <text:p>124.296</text:p>
          </table:table-cell>
          <table:table-cell office:value-type="float" office:value="98.9851" calcext:value-type="float">
            <text:p>98.9851</text:p>
          </table:table-cell>
          <table:table-cell office:value-type="float" office:value="249.383" calcext:value-type="float">
            <text:p>249.3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6.529" calcext:value-type="float">
            <text:p>126.529</text:p>
          </table:table-cell>
          <table:table-cell office:value-type="float" office:value="99.24" calcext:value-type="float">
            <text:p>99.24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4.033" calcext:value-type="float">
            <text:p>124.033</text:p>
          </table:table-cell>
          <table:table-cell office:value-type="float" office:value="99.501" calcext:value-type="float">
            <text:p>99.501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99.8021" calcext:value-type="float">
            <text:p>99.8021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3.315" calcext:value-type="float">
            <text:p>133.315</text:p>
          </table:table-cell>
          <table:table-cell office:value-type="float" office:value="100.104" calcext:value-type="float">
            <text:p>100.104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0.987" calcext:value-type="float">
            <text:p>120.987</text:p>
          </table:table-cell>
          <table:table-cell office:value-type="float" office:value="100.484" calcext:value-type="float">
            <text:p>100.484</text:p>
          </table:table-cell>
          <table:table-cell office:value-type="float" office:value="250.22" calcext:value-type="float">
            <text:p>250.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9.01" calcext:value-type="float">
            <text:p>129.01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250.218" calcext:value-type="float">
            <text:p>250.2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5.71" calcext:value-type="float">
            <text:p>135.71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250.218" calcext:value-type="float">
            <text:p>250.2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0.961" calcext:value-type="float">
            <text:p>170.961</text:p>
          </table:table-cell>
          <table:table-cell office:value-type="float" office:value="101.175" calcext:value-type="float">
            <text:p>101.175</text:p>
          </table:table-cell>
          <table:table-cell office:value-type="float" office:value="250.223" calcext:value-type="float">
            <text:p>250.2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9.652" calcext:value-type="float">
            <text:p>119.652</text:p>
          </table:table-cell>
          <table:table-cell office:value-type="float" office:value="101.532" calcext:value-type="float">
            <text:p>101.532</text:p>
          </table:table-cell>
          <table:table-cell office:value-type="float" office:value="250.263" calcext:value-type="float">
            <text:p>250.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2.451" calcext:value-type="float">
            <text:p>132.451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4.276" calcext:value-type="float">
            <text:p>134.276</text:p>
          </table:table-cell>
          <table:table-cell office:value-type="float" office:value="102.082" calcext:value-type="float">
            <text:p>102.082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8.877" calcext:value-type="float">
            <text:p>118.877</text:p>
          </table:table-cell>
          <table:table-cell office:value-type="float" office:value="102.47" calcext:value-type="float">
            <text:p>102.47</text:p>
          </table:table-cell>
          <table:table-cell office:value-type="float" office:value="250.213" calcext:value-type="float">
            <text:p>250.2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4.622" calcext:value-type="float">
            <text:p>134.622</text:p>
          </table:table-cell>
          <table:table-cell office:value-type="float" office:value="102.47" calcext:value-type="float">
            <text:p>102.47</text:p>
          </table:table-cell>
          <table:table-cell office:value-type="float" office:value="250.208" calcext:value-type="float">
            <text:p>250.2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3.393" calcext:value-type="float">
            <text:p>133.393</text:p>
          </table:table-cell>
          <table:table-cell office:value-type="float" office:value="103.053" calcext:value-type="float">
            <text:p>103.053</text:p>
          </table:table-cell>
          <table:table-cell office:value-type="float" office:value="250.208" calcext:value-type="float">
            <text:p>250.2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5.617" calcext:value-type="float">
            <text:p>135.617</text:p>
          </table:table-cell>
          <table:table-cell office:value-type="float" office:value="103.388" calcext:value-type="float">
            <text:p>103.388</text:p>
          </table:table-cell>
          <table:table-cell office:value-type="float" office:value="250.205" calcext:value-type="float">
            <text:p>250.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7.002" calcext:value-type="float">
            <text:p>117.002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250.198" calcext:value-type="float">
            <text:p>250.1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9.528" calcext:value-type="float">
            <text:p>109.528</text:p>
          </table:table-cell>
          <table:table-cell office:value-type="float" office:value="103.91" calcext:value-type="float">
            <text:p>103.91</text:p>
          </table:table-cell>
          <table:table-cell office:value-type="float" office:value="250.198" calcext:value-type="float">
            <text:p>250.1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6.533" calcext:value-type="float">
            <text:p>186.533</text:p>
          </table:table-cell>
          <table:table-cell office:value-type="float" office:value="103.91" calcext:value-type="float">
            <text:p>103.91</text:p>
          </table:table-cell>
          <table:table-cell office:value-type="float" office:value="250.198" calcext:value-type="float">
            <text:p>250.1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9.742" calcext:value-type="float">
            <text:p>109.742</text:p>
          </table:table-cell>
          <table:table-cell office:value-type="float" office:value="104.54" calcext:value-type="float">
            <text:p>104.54</text:p>
          </table:table-cell>
          <table:table-cell office:value-type="float" office:value="250.193" calcext:value-type="float">
            <text:p>250.1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7.753" calcext:value-type="float">
            <text:p>127.753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250.19" calcext:value-type="float">
            <text:p>250.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4.53" calcext:value-type="float">
            <text:p>174.53</text:p>
          </table:table-cell>
          <table:table-cell office:value-type="float" office:value="105.377" calcext:value-type="float">
            <text:p>105.377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8.678" calcext:value-type="float">
            <text:p>118.678</text:p>
          </table:table-cell>
          <table:table-cell office:value-type="float" office:value="105.629" calcext:value-type="float">
            <text:p>105.629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5.894" calcext:value-type="float">
            <text:p>125.894</text:p>
          </table:table-cell>
          <table:table-cell office:value-type="float" office:value="105.88" calcext:value-type="float">
            <text:p>105.88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5.804" calcext:value-type="float">
            <text:p>125.804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250.675" calcext:value-type="float">
            <text:p>250.6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2.307" calcext:value-type="float">
            <text:p>122.307</text:p>
          </table:table-cell>
          <table:table-cell office:value-type="float" office:value="106.382" calcext:value-type="float">
            <text:p>106.382</text:p>
          </table:table-cell>
          <table:table-cell office:value-type="float" office:value="250.645" calcext:value-type="float">
            <text:p>250.6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1.407" calcext:value-type="float">
            <text:p>141.407</text:p>
          </table:table-cell>
          <table:table-cell office:value-type="float" office:value="106.682" calcext:value-type="float">
            <text:p>106.682</text:p>
          </table:table-cell>
          <table:table-cell office:value-type="float" office:value="250.61" calcext:value-type="float">
            <text:p>250.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7.274" calcext:value-type="float">
            <text:p>137.274</text:p>
          </table:table-cell>
          <table:table-cell office:value-type="float" office:value="106.992" calcext:value-type="float">
            <text:p>106.992</text:p>
          </table:table-cell>
          <table:table-cell office:value-type="float" office:value="250.448" calcext:value-type="float">
            <text:p>250.4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6.881" calcext:value-type="float">
            <text:p>136.881</text:p>
          </table:table-cell>
          <table:table-cell office:value-type="float" office:value="107.253" calcext:value-type="float">
            <text:p>107.253</text:p>
          </table:table-cell>
          <table:table-cell office:value-type="float" office:value="250.435" calcext:value-type="float">
            <text:p>250.4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0.528" calcext:value-type="float">
            <text:p>120.528</text:p>
          </table:table-cell>
          <table:table-cell office:value-type="float" office:value="107.499" calcext:value-type="float">
            <text:p>107.499</text:p>
          </table:table-cell>
          <table:table-cell office:value-type="float" office:value="250.433" calcext:value-type="float">
            <text:p>250.4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0.937" calcext:value-type="float">
            <text:p>110.937</text:p>
          </table:table-cell>
          <table:table-cell office:value-type="float" office:value="107.778" calcext:value-type="float">
            <text:p>107.778</text:p>
          </table:table-cell>
          <table:table-cell office:value-type="float" office:value="250.433" calcext:value-type="float">
            <text:p>250.4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108.15" calcext:value-type="float">
            <text:p>108.15</text:p>
          </table:table-cell>
          <table:table-cell office:value-type="float" office:value="250.433" calcext:value-type="float">
            <text:p>250.4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1.193" calcext:value-type="float">
            <text:p>121.193</text:p>
          </table:table-cell>
          <table:table-cell office:value-type="float" office:value="108.587" calcext:value-type="float">
            <text:p>108.587</text:p>
          </table:table-cell>
          <table:table-cell office:value-type="float" office:value="250.805" calcext:value-type="float">
            <text:p>250.8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6.422" calcext:value-type="float">
            <text:p>116.422</text:p>
          </table:table-cell>
          <table:table-cell office:value-type="float" office:value="109.001" calcext:value-type="float">
            <text:p>109.001</text:p>
          </table:table-cell>
          <table:table-cell office:value-type="float" office:value="251.583" calcext:value-type="float">
            <text:p>251.5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9.27" calcext:value-type="float">
            <text:p>129.27</text:p>
          </table:table-cell>
          <table:table-cell office:value-type="float" office:value="109.501" calcext:value-type="float">
            <text:p>109.501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5.054" calcext:value-type="float">
            <text:p>115.054</text:p>
          </table:table-cell>
          <table:table-cell office:value-type="float" office:value="109.926" calcext:value-type="float">
            <text:p>109.926</text:p>
          </table:table-cell>
          <table:table-cell office:value-type="float" office:value="263.083" calcext:value-type="float">
            <text:p>263.0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1.451" calcext:value-type="float">
            <text:p>131.451</text:p>
          </table:table-cell>
          <table:table-cell office:value-type="float" office:value="110.14" calcext:value-type="float">
            <text:p>110.14</text:p>
          </table:table-cell>
          <table:table-cell office:value-type="float" office:value="263.035" calcext:value-type="float">
            <text:p>263.0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6.759" calcext:value-type="float">
            <text:p>136.759</text:p>
          </table:table-cell>
          <table:table-cell office:value-type="float" office:value="110.54" calcext:value-type="float">
            <text:p>110.54</text:p>
          </table:table-cell>
          <table:table-cell office:value-type="float" office:value="262.915" calcext:value-type="float">
            <text:p>262.9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.426" calcext:value-type="float">
            <text:p>144.426</text:p>
          </table:table-cell>
          <table:table-cell office:value-type="float" office:value="111.144" calcext:value-type="float">
            <text:p>111.144</text:p>
          </table:table-cell>
          <table:table-cell office:value-type="float" office:value="263.038" calcext:value-type="float">
            <text:p>263.0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111.533" calcext:value-type="float">
            <text:p>111.533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0.363" calcext:value-type="float">
            <text:p>130.363</text:p>
          </table:table-cell>
          <table:table-cell office:value-type="float" office:value="111.746" calcext:value-type="float">
            <text:p>111.746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4.634" calcext:value-type="float">
            <text:p>114.634</text:p>
          </table:table-cell>
          <table:table-cell office:value-type="float" office:value="111.96" calcext:value-type="float">
            <text:p>111.96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0.602" calcext:value-type="float">
            <text:p>130.602</text:p>
          </table:table-cell>
          <table:table-cell office:value-type="float" office:value="112.215" calcext:value-type="float">
            <text:p>112.215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8.562" calcext:value-type="float">
            <text:p>118.562</text:p>
          </table:table-cell>
          <table:table-cell office:value-type="float" office:value="112.215" calcext:value-type="float">
            <text:p>112.215</text:p>
          </table:table-cell>
          <table:table-cell office:value-type="float" office:value="263.038" calcext:value-type="float">
            <text:p>263.0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4.424" calcext:value-type="float">
            <text:p>134.424</text:p>
          </table:table-cell>
          <table:table-cell office:value-type="float" office:value="112.467" calcext:value-type="float">
            <text:p>112.467</text:p>
          </table:table-cell>
          <table:table-cell office:value-type="float" office:value="263.038" calcext:value-type="float">
            <text:p>263.0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0.316" calcext:value-type="float">
            <text:p>160.316</text:p>
          </table:table-cell>
          <table:table-cell office:value-type="float" office:value="113.023" calcext:value-type="float">
            <text:p>113.023</text:p>
          </table:table-cell>
          <table:table-cell office:value-type="float" office:value="262.87" calcext:value-type="float">
            <text:p>262.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8.086" calcext:value-type="float">
            <text:p>138.086</text:p>
          </table:table-cell>
          <table:table-cell office:value-type="float" office:value="113.023" calcext:value-type="float">
            <text:p>113.023</text:p>
          </table:table-cell>
          <table:table-cell office:value-type="float" office:value="262.87" calcext:value-type="float">
            <text:p>262.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962" calcext:value-type="float">
            <text:p>108.962</text:p>
          </table:table-cell>
          <table:table-cell office:value-type="float" office:value="113.549" calcext:value-type="float">
            <text:p>113.549</text:p>
          </table:table-cell>
          <table:table-cell office:value-type="float" office:value="263.285" calcext:value-type="float">
            <text:p>263.2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8.648" calcext:value-type="float">
            <text:p>118.648</text:p>
          </table:table-cell>
          <table:table-cell office:value-type="float" office:value="113.824" calcext:value-type="float">
            <text:p>113.824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3.489" calcext:value-type="float">
            <text:p>133.489</text:p>
          </table:table-cell>
          <table:table-cell office:value-type="float" office:value="114.104" calcext:value-type="float">
            <text:p>114.104</text:p>
          </table:table-cell>
          <table:table-cell office:value-type="float" office:value="264.193" calcext:value-type="float">
            <text:p>264.1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7.092" calcext:value-type="float">
            <text:p>107.092</text:p>
          </table:table-cell>
          <table:table-cell office:value-type="float" office:value="114.379" calcext:value-type="float">
            <text:p>114.379</text:p>
          </table:table-cell>
          <table:table-cell office:value-type="float" office:value="264.19" calcext:value-type="float">
            <text:p>264.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8.143" calcext:value-type="float">
            <text:p>138.143</text:p>
          </table:table-cell>
          <table:table-cell office:value-type="float" office:value="114.379" calcext:value-type="float">
            <text:p>114.379</text:p>
          </table:table-cell>
          <table:table-cell office:value-type="float" office:value="264.19" calcext:value-type="float">
            <text:p>264.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9.057" calcext:value-type="float">
            <text:p>129.057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264.193" calcext:value-type="float">
            <text:p>264.1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1.196" calcext:value-type="float">
            <text:p>141.196</text:p>
          </table:table-cell>
          <table:table-cell office:value-type="float" office:value="115.186" calcext:value-type="float">
            <text:p>115.186</text:p>
          </table:table-cell>
          <table:table-cell office:value-type="float" office:value="264.193" calcext:value-type="float">
            <text:p>264.1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2.191" calcext:value-type="float">
            <text:p>122.191</text:p>
          </table:table-cell>
          <table:table-cell office:value-type="float" office:value="115.436" calcext:value-type="float">
            <text:p>115.436</text:p>
          </table:table-cell>
          <table:table-cell office:value-type="float" office:value="264.203" calcext:value-type="float">
            <text:p>264.2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1.959" calcext:value-type="float">
            <text:p>141.959</text:p>
          </table:table-cell>
          <table:table-cell office:value-type="float" office:value="115.686" calcext:value-type="float">
            <text:p>115.686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15.986" calcext:value-type="float">
            <text:p>115.986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.808" calcext:value-type="float">
            <text:p>145.808</text:p>
          </table:table-cell>
          <table:table-cell office:value-type="float" office:value="116.237" calcext:value-type="float">
            <text:p>116.237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1.059" calcext:value-type="float">
            <text:p>141.059</text:p>
          </table:table-cell>
          <table:table-cell office:value-type="float" office:value="116.463" calcext:value-type="float">
            <text:p>116.463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2.417" calcext:value-type="float">
            <text:p>142.417</text:p>
          </table:table-cell>
          <table:table-cell office:value-type="float" office:value="116.69" calcext:value-type="float">
            <text:p>116.6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9.312" calcext:value-type="float">
            <text:p>139.312</text:p>
          </table:table-cell>
          <table:table-cell office:value-type="float" office:value="116.969" calcext:value-type="float">
            <text:p>116.96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7.721" calcext:value-type="float">
            <text:p>117.721</text:p>
          </table:table-cell>
          <table:table-cell office:value-type="float" office:value="117.219" calcext:value-type="float">
            <text:p>117.21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6.152" calcext:value-type="float">
            <text:p>116.152</text:p>
          </table:table-cell>
          <table:table-cell office:value-type="float" office:value="117.396" calcext:value-type="float">
            <text:p>117.396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7.647" calcext:value-type="float">
            <text:p>117.647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2.754" calcext:value-type="float">
            <text:p>122.754</text:p>
          </table:table-cell>
          <table:table-cell office:value-type="float" office:value="117.899" calcext:value-type="float">
            <text:p>117.89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8.682" calcext:value-type="float">
            <text:p>118.682</text:p>
          </table:table-cell>
          <table:table-cell office:value-type="float" office:value="118.105" calcext:value-type="float">
            <text:p>118.105</text:p>
          </table:table-cell>
          <table:table-cell office:value-type="float" office:value="264.7" calcext:value-type="float">
            <text:p>264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1.115" calcext:value-type="float">
            <text:p>111.115</text:p>
          </table:table-cell>
          <table:table-cell office:value-type="float" office:value="118.28" calcext:value-type="float">
            <text:p>118.28</text:p>
          </table:table-cell>
          <table:table-cell office:value-type="float" office:value="265.003" calcext:value-type="float">
            <text:p>265.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2.907" calcext:value-type="float">
            <text:p>122.907</text:p>
          </table:table-cell>
          <table:table-cell office:value-type="float" office:value="118.53" calcext:value-type="float">
            <text:p>118.53</text:p>
          </table:table-cell>
          <table:table-cell office:value-type="float" office:value="265.88" calcext:value-type="float">
            <text:p>265.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2.242" calcext:value-type="float">
            <text:p>112.242</text:p>
          </table:table-cell>
          <table:table-cell office:value-type="float" office:value="118.731" calcext:value-type="float">
            <text:p>118.731</text:p>
          </table:table-cell>
          <table:table-cell office:value-type="float" office:value="265.603" calcext:value-type="float">
            <text:p>265.6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1.453" calcext:value-type="float">
            <text:p>131.453</text:p>
          </table:table-cell>
          <table:table-cell office:value-type="float" office:value="119.007" calcext:value-type="float">
            <text:p>119.007</text:p>
          </table:table-cell>
          <table:table-cell office:value-type="float" office:value="265.558" calcext:value-type="float">
            <text:p>265.5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8.431" calcext:value-type="float">
            <text:p>128.431</text:p>
          </table:table-cell>
          <table:table-cell office:value-type="float" office:value="119.259" calcext:value-type="float">
            <text:p>119.259</text:p>
          </table:table-cell>
          <table:table-cell office:value-type="float" office:value="266.62" calcext:value-type="float">
            <text:p>266.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7.596" calcext:value-type="float">
            <text:p>187.596</text:p>
          </table:table-cell>
          <table:table-cell office:value-type="float" office:value="119.484" calcext:value-type="float">
            <text:p>119.484</text:p>
          </table:table-cell>
          <table:table-cell office:value-type="float" office:value="266.875" calcext:value-type="float">
            <text:p>266.8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9.306" calcext:value-type="float">
            <text:p>169.306</text:p>
          </table:table-cell>
          <table:table-cell office:value-type="float" office:value="119.735" calcext:value-type="float">
            <text:p>119.735</text:p>
          </table:table-cell>
          <table:table-cell office:value-type="float" office:value="266.158" calcext:value-type="float">
            <text:p>266.1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6.516" calcext:value-type="float">
            <text:p>126.516</text:p>
          </table:table-cell>
          <table:table-cell office:value-type="float" office:value="119.961" calcext:value-type="float">
            <text:p>119.961</text:p>
          </table:table-cell>
          <table:table-cell office:value-type="float" office:value="266.428" calcext:value-type="float">
            <text:p>266.4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20.241" calcext:value-type="float">
            <text:p>120.241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1.264" calcext:value-type="float">
            <text:p>131.264</text:p>
          </table:table-cell>
          <table:table-cell office:value-type="float" office:value="120.471" calcext:value-type="float">
            <text:p>120.471</text:p>
          </table:table-cell>
          <table:table-cell office:value-type="float" office:value="265.758" calcext:value-type="float">
            <text:p>265.7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6.755" calcext:value-type="float">
            <text:p>116.755</text:p>
          </table:table-cell>
          <table:table-cell office:value-type="float" office:value="120.772" calcext:value-type="float">
            <text:p>120.772</text:p>
          </table:table-cell>
          <table:table-cell office:value-type="float" office:value="265.735" calcext:value-type="float">
            <text:p>265.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9.974" calcext:value-type="float">
            <text:p>129.974</text:p>
          </table:table-cell>
          <table:table-cell office:value-type="float" office:value="121.048" calcext:value-type="float">
            <text:p>121.048</text:p>
          </table:table-cell>
          <table:table-cell office:value-type="float" office:value="267.27" calcext:value-type="float">
            <text:p>267.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4.405" calcext:value-type="float">
            <text:p>134.405</text:p>
          </table:table-cell>
          <table:table-cell office:value-type="float" office:value="121.591" calcext:value-type="float">
            <text:p>121.591</text:p>
          </table:table-cell>
          <table:table-cell office:value-type="float" office:value="264.275" calcext:value-type="float">
            <text:p>264.2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4.641" calcext:value-type="float">
            <text:p>134.641</text:p>
          </table:table-cell>
          <table:table-cell office:value-type="float" office:value="121.838" calcext:value-type="float">
            <text:p>121.838</text:p>
          </table:table-cell>
          <table:table-cell office:value-type="float" office:value="264.16" calcext:value-type="float">
            <text:p>264.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7.947" calcext:value-type="float">
            <text:p>117.947</text:p>
          </table:table-cell>
          <table:table-cell office:value-type="float" office:value="122.064" calcext:value-type="float">
            <text:p>122.064</text:p>
          </table:table-cell>
          <table:table-cell office:value-type="float" office:value="262.77" calcext:value-type="float">
            <text:p>262.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8.348" calcext:value-type="float">
            <text:p>198.348</text:p>
          </table:table-cell>
          <table:table-cell office:value-type="float" office:value="122.364" calcext:value-type="float">
            <text:p>122.364</text:p>
          </table:table-cell>
          <table:table-cell office:value-type="float" office:value="263.338" calcext:value-type="float">
            <text:p>263.3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6.727" calcext:value-type="float">
            <text:p>136.727</text:p>
          </table:table-cell>
          <table:table-cell office:value-type="float" office:value="122.591" calcext:value-type="float">
            <text:p>122.591</text:p>
          </table:table-cell>
          <table:table-cell office:value-type="float" office:value="263.565" calcext:value-type="float">
            <text:p>263.5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3.281" calcext:value-type="float">
            <text:p>123.281</text:p>
          </table:table-cell>
          <table:table-cell office:value-type="float" office:value="122.916" calcext:value-type="float">
            <text:p>122.916</text:p>
          </table:table-cell>
          <table:table-cell office:value-type="float" office:value="263.5" calcext:value-type="float">
            <text:p>263.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6.256" calcext:value-type="float">
            <text:p>116.256</text:p>
          </table:table-cell>
          <table:table-cell office:value-type="float" office:value="123.192" calcext:value-type="float">
            <text:p>123.192</text:p>
          </table:table-cell>
          <table:table-cell office:value-type="float" office:value="266.38" calcext:value-type="float">
            <text:p>266.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0.219" calcext:value-type="float">
            <text:p>130.219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264.623" calcext:value-type="float">
            <text:p>264.6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9.216" calcext:value-type="float">
            <text:p>139.216</text:p>
          </table:table-cell>
          <table:table-cell office:value-type="float" office:value="123.718" calcext:value-type="float">
            <text:p>123.718</text:p>
          </table:table-cell>
          <table:table-cell office:value-type="float" office:value="264.153" calcext:value-type="float">
            <text:p>264.1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2.736" calcext:value-type="float">
            <text:p>132.736</text:p>
          </table:table-cell>
          <table:table-cell office:value-type="float" office:value="123.968" calcext:value-type="float">
            <text:p>123.968</text:p>
          </table:table-cell>
          <table:table-cell office:value-type="float" office:value="264.045" calcext:value-type="float">
            <text:p>264.0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7.657" calcext:value-type="float">
            <text:p>107.657</text:p>
          </table:table-cell>
          <table:table-cell office:value-type="float" office:value="124.11" calcext:value-type="float">
            <text:p>124.11</text:p>
          </table:table-cell>
          <table:table-cell office:value-type="float" office:value="264.045" calcext:value-type="float">
            <text:p>264.0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6.89" calcext:value-type="float">
            <text:p>126.89</text:p>
          </table:table-cell>
          <table:table-cell office:value-type="float" office:value="124.323" calcext:value-type="float">
            <text:p>124.323</text:p>
          </table:table-cell>
          <table:table-cell office:value-type="float" office:value="264.045" calcext:value-type="float">
            <text:p>264.0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0.438" calcext:value-type="float">
            <text:p>120.438</text:p>
          </table:table-cell>
          <table:table-cell office:value-type="float" office:value="124.584" calcext:value-type="float">
            <text:p>124.584</text:p>
          </table:table-cell>
          <table:table-cell office:value-type="float" office:value="264.04" calcext:value-type="float">
            <text:p>264.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124.864" calcext:value-type="float">
            <text:p>124.864</text:p>
          </table:table-cell>
          <table:table-cell office:value-type="float" office:value="264.035" calcext:value-type="float">
            <text:p>264.0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6.417" calcext:value-type="float">
            <text:p>136.417</text:p>
          </table:table-cell>
          <table:table-cell office:value-type="float" office:value="125.115" calcext:value-type="float">
            <text:p>125.115</text:p>
          </table:table-cell>
          <table:table-cell office:value-type="float" office:value="264.033" calcext:value-type="float">
            <text:p>264.0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3.132" calcext:value-type="float">
            <text:p>113.132</text:p>
          </table:table-cell>
          <table:table-cell office:value-type="float" office:value="125.366" calcext:value-type="float">
            <text:p>125.366</text:p>
          </table:table-cell>
          <table:table-cell office:value-type="float" office:value="264.03" calcext:value-type="float">
            <text:p>264.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3.241" calcext:value-type="float">
            <text:p>113.241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264.03" calcext:value-type="float">
            <text:p>264.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264.038" calcext:value-type="float">
            <text:p>264.038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6T13:57:18.380716534</dc:date>
    <meta:editing-duration>P0D</meta:editing-duration>
    <meta:editing-cycles>1</meta:editing-cycles>
    <meta:document-statistic meta:table-count="1" meta:cell-count="2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2:Sheet1.D452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52" chart:class="chart:scatter">
            <chart:domain table:cell-range-address="Sheet1.C2:Sheet1.C452"/>
            <chart:data-point chart:repeated="4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5">
                <text:p>1.125</text:p>
                <draw:g>
                  <svg:desc>Sheet1.C2:Sheet1.C452</svg:desc>
                </draw:g>
              </table:table-cell>
              <table:table-cell office:value-type="float" office:value="8.435">
                <text:p>8.435</text:p>
                <draw:g>
                  <svg:desc>Sheet1.D2:Sheet1.D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604">
                <text:p>1.42604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66">
                <text:p>1.88566</text:p>
              </table:table-cell>
              <table:table-cell office:value-type="float" office:value="8.8625">
                <text:p>8.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188">
                <text:p>2.13188</text:p>
              </table:table-cell>
              <table:table-cell office:value-type="float" office:value="8.8625">
                <text:p>8.8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6729">
                <text:p>2.46729</text:p>
              </table:table-cell>
              <table:table-cell office:value-type="float" office:value="9.995">
                <text:p>9.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732">
                <text:p>2.80732</text:p>
              </table:table-cell>
              <table:table-cell office:value-type="float" office:value="10.4625">
                <text:p>10.4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3233">
                <text:p>3.13233</text:p>
              </table:table-cell>
              <table:table-cell office:value-type="float" office:value="11.2825">
                <text:p>11.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158">
                <text:p>3.40158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8109">
                <text:p>3.68109</text:p>
              </table:table-cell>
              <table:table-cell office:value-type="float" office:value="12.4425">
                <text:p>12.4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3234">
                <text:p>3.93234</text:p>
              </table:table-cell>
              <table:table-cell office:value-type="float" office:value="19.5425">
                <text:p>19.5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234">
                <text:p>4.18234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1116">
                <text:p>4.51116</text:p>
              </table:table-cell>
              <table:table-cell office:value-type="float" office:value="26.3725">
                <text:p>26.3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6611">
                <text:p>4.76611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7535">
                <text:p>5.07535</text:p>
              </table:table-cell>
              <table:table-cell office:value-type="float" office:value="28.6175">
                <text:p>28.6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4461">
                <text:p>5.34461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5384">
                <text:p>5.65384</text:p>
              </table:table-cell>
              <table:table-cell office:value-type="float" office:value="31.045">
                <text:p>31.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5999">
                <text:p>5.85999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6078">
                <text:p>6.26078</text:p>
              </table:table-cell>
              <table:table-cell office:value-type="float" office:value="33.6775">
                <text:p>33.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6182">
                <text:p>6.56182</text:p>
              </table:table-cell>
              <table:table-cell office:value-type="float" office:value="34.6525">
                <text:p>34.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81182">
                <text:p>6.81182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4536">
                <text:p>7.14536</text:p>
              </table:table-cell>
              <table:table-cell office:value-type="float" office:value="36.8525">
                <text:p>36.8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2149">
                <text:p>7.4214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9649">
                <text:p>7.6964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7149">
                <text:p>7.97149</text:p>
              </table:table-cell>
              <table:table-cell office:value-type="float" office:value="48.215">
                <text:p>48.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3725">
                <text:p>8.23725</text:p>
              </table:table-cell>
              <table:table-cell office:value-type="float" office:value="49.5825">
                <text:p>49.5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7728">
                <text:p>8.57728</text:p>
              </table:table-cell>
              <table:table-cell office:value-type="float" office:value="50.4075">
                <text:p>50.4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3829">
                <text:p>8.83829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14752">
                <text:p>9.14752</text:p>
              </table:table-cell>
              <table:table-cell office:value-type="float" office:value="52.455">
                <text:p>52.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37801">
                <text:p>9.37801</text:p>
              </table:table-cell>
              <table:table-cell office:value-type="float" office:value="53.085">
                <text:p>53.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0301">
                <text:p>9.70301</text:p>
              </table:table-cell>
              <table:table-cell office:value-type="float" office:value="57.0975">
                <text:p>57.0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9335">
                <text:p>9.9335</text:p>
              </table:table-cell>
              <table:table-cell office:value-type="float" office:value="57.7625">
                <text:p>57.7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595">
                <text:p>10.2595</text:p>
              </table:table-cell>
              <table:table-cell office:value-type="float" office:value="59.1125">
                <text:p>59.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5356">
                <text:p>10.5356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492">
                <text:p>10.7492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041">
                <text:p>11.0041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2163">
                <text:p>11.2163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737">
                <text:p>11.4737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987">
                <text:p>11.7987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0499">
                <text:p>12.0499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249">
                <text:p>12.3249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499">
                <text:p>12.6499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9012">
                <text:p>12.9012</text:p>
              </table:table-cell>
              <table:table-cell office:value-type="float" office:value="59.035">
                <text:p>59.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524">
                <text:p>13.1524</text:p>
              </table:table-cell>
              <table:table-cell office:value-type="float" office:value="59.035">
                <text:p>59.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524">
                <text:p>13.4524</text:p>
              </table:table-cell>
              <table:table-cell office:value-type="float" office:value="59.0275">
                <text:p>59.0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033">
                <text:p>13.8033</text:p>
              </table:table-cell>
              <table:table-cell office:value-type="float" office:value="59.025">
                <text:p>59.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1321">
                <text:p>14.1321</text:p>
              </table:table-cell>
              <table:table-cell office:value-type="float" office:value="59.025">
                <text:p>59.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4857">
                <text:p>14.4857</text:p>
              </table:table-cell>
              <table:table-cell office:value-type="float" office:value="59.5125">
                <text:p>59.5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116">
                <text:p>14.8116</text:p>
              </table:table-cell>
              <table:table-cell office:value-type="float" office:value="59.495">
                <text:p>59.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366">
                <text:p>15.1366</text:p>
              </table:table-cell>
              <table:table-cell office:value-type="float" office:value="59.5125">
                <text:p>59.5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875">
                <text:p>15.4875</text:p>
              </table:table-cell>
              <table:table-cell office:value-type="float" office:value="60.2575">
                <text:p>60.2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125">
                <text:p>15.8125</text:p>
              </table:table-cell>
              <table:table-cell office:value-type="float" office:value="60.8025">
                <text:p>60.8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375">
                <text:p>16.0375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625">
                <text:p>16.3625</text:p>
              </table:table-cell>
              <table:table-cell office:value-type="float" office:value="61.3125">
                <text:p>61.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885">
                <text:p>16.6885</text:p>
              </table:table-cell>
              <table:table-cell office:value-type="float" office:value="61.6775">
                <text:p>61.6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135">
                <text:p>17.0135</text:p>
              </table:table-cell>
              <table:table-cell office:value-type="float" office:value="62.295">
                <text:p>62.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2647">
                <text:p>17.2647</text:p>
              </table:table-cell>
              <table:table-cell office:value-type="float" office:value="62.295">
                <text:p>62.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409">
                <text:p>17.5409</text:p>
              </table:table-cell>
              <table:table-cell office:value-type="float" office:value="64.43">
                <text:p>64.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659">
                <text:p>17.7659</text:p>
              </table:table-cell>
              <table:table-cell office:value-type="float" office:value="65.6975">
                <text:p>65.6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0947">
                <text:p>18.0947</text:p>
              </table:table-cell>
              <table:table-cell office:value-type="float" office:value="66.3925">
                <text:p>66.3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252">
                <text:p>18.3252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267">
                <text:p>18.5267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8017">
                <text:p>18.8017</text:p>
              </table:table-cell>
              <table:table-cell office:value-type="float" office:value="70.0175">
                <text:p>70.0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306">
                <text:p>19.1306</text:p>
              </table:table-cell>
              <table:table-cell office:value-type="float" office:value="71.1475">
                <text:p>71.1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4306">
                <text:p>19.4306</text:p>
              </table:table-cell>
              <table:table-cell office:value-type="float" office:value="71.91">
                <text:p>71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7101">
                <text:p>19.7101</text:p>
              </table:table-cell>
              <table:table-cell office:value-type="float" office:value="71.605">
                <text:p>71.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0111">
                <text:p>20.0111</text:p>
              </table:table-cell>
              <table:table-cell office:value-type="float" office:value="73.4925">
                <text:p>73.4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3111">
                <text:p>20.3111</text:p>
              </table:table-cell>
              <table:table-cell office:value-type="float" office:value="73.0775">
                <text:p>73.0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6447">
                <text:p>20.6447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9457">
                <text:p>20.9457</text:p>
              </table:table-cell>
              <table:table-cell office:value-type="float" office:value="74.8325">
                <text:p>74.8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2619">
                <text:p>21.2619</text:p>
              </table:table-cell>
              <table:table-cell office:value-type="float" office:value="75.985">
                <text:p>75.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5381">
                <text:p>21.5381</text:p>
              </table:table-cell>
              <table:table-cell office:value-type="float" office:value="75.4375">
                <text:p>75.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93">
                <text:p>21.793</text:p>
              </table:table-cell>
              <table:table-cell office:value-type="float" office:value="76.1975">
                <text:p>76.19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504">
                <text:p>22.0504</text:p>
              </table:table-cell>
              <table:table-cell office:value-type="float" office:value="76.2675">
                <text:p>76.2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3666">
                <text:p>22.3666</text:p>
              </table:table-cell>
              <table:table-cell office:value-type="float" office:value="79.94">
                <text:p>79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7002">
                <text:p>22.7002</text:p>
              </table:table-cell>
              <table:table-cell office:value-type="float" office:value="80.575">
                <text:p>80.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261">
                <text:p>23.0261</text:p>
              </table:table-cell>
              <table:table-cell office:value-type="float" office:value="80.575">
                <text:p>80.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2774">
                <text:p>23.2774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6033">
                <text:p>23.6033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8095">
                <text:p>23.8095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1105">
                <text:p>24.1105</text:p>
              </table:table-cell>
              <table:table-cell office:value-type="float" office:value="82.7425">
                <text:p>82.7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4855">
                <text:p>24.4855</text:p>
              </table:table-cell>
              <table:table-cell office:value-type="float" office:value="82.7425">
                <text:p>82.7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7465">
                <text:p>24.7465</text:p>
              </table:table-cell>
              <table:table-cell office:value-type="float" office:value="82.7425">
                <text:p>82.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9965">
                <text:p>24.9965</text:p>
              </table:table-cell>
              <table:table-cell office:value-type="float" office:value="83.1075">
                <text:p>83.1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3007">
                <text:p>25.3007</text:p>
              </table:table-cell>
              <table:table-cell office:value-type="float" office:value="83.1075">
                <text:p>83.1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5835">
                <text:p>25.583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9123">
                <text:p>25.912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1586">
                <text:p>26.158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4196">
                <text:p>26.4196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6806">
                <text:p>26.680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0056">
                <text:p>27.0056</text:p>
              </table:table-cell>
              <table:table-cell office:value-type="float" office:value="90.6925">
                <text:p>90.6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2361">
                <text:p>27.2361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4497">
                <text:p>27.4497</text:p>
              </table:table-cell>
              <table:table-cell office:value-type="float" office:value="91.1875">
                <text:p>91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6633">
                <text:p>27.6633</text:p>
              </table:table-cell>
              <table:table-cell office:value-type="float" office:value="91.1875">
                <text:p>91.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8938">
                <text:p>27.8938</text:p>
              </table:table-cell>
              <table:table-cell office:value-type="float" office:value="91.18">
                <text:p>91.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1856">
                <text:p>28.1856</text:p>
              </table:table-cell>
              <table:table-cell office:value-type="float" office:value="91.2825">
                <text:p>91.2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5323">
                <text:p>28.5323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9276">
                <text:p>28.9276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1886">
                <text:p>29.1886</text:p>
              </table:table-cell>
              <table:table-cell office:value-type="float" office:value="91.3125">
                <text:p>91.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3886">
                <text:p>29.3886</text:p>
              </table:table-cell>
              <table:table-cell office:value-type="float" office:value="91.3125">
                <text:p>91.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496">
                <text:p>29.6496</text:p>
              </table:table-cell>
              <table:table-cell office:value-type="float" office:value="91.3125">
                <text:p>91.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996">
                <text:p>29.8996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1606">
                <text:p>30.1606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4616">
                <text:p>30.4616</text:p>
              </table:table-cell>
              <table:table-cell office:value-type="float" office:value="91.28">
                <text:p>91.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7129">
                <text:p>30.7129</text:p>
              </table:table-cell>
              <table:table-cell office:value-type="float" office:value="91.9125">
                <text:p>91.9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0953">
                <text:p>31.0953</text:p>
              </table:table-cell>
              <table:table-cell office:value-type="float" office:value="93.0625">
                <text:p>93.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3466">
                <text:p>31.3466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6216">
                <text:p>31.6216</text:p>
              </table:table-cell>
              <table:table-cell office:value-type="float" office:value="99.5025">
                <text:p>99.5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9466">
                <text:p>31.9466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2558">
                <text:p>32.2558</text:p>
              </table:table-cell>
              <table:table-cell office:value-type="float" office:value="103.128">
                <text:p>103.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5568">
                <text:p>32.5568</text:p>
              </table:table-cell>
              <table:table-cell office:value-type="float" office:value="104.37">
                <text:p>104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8081">
                <text:p>32.8081</text:p>
              </table:table-cell>
              <table:table-cell office:value-type="float" office:value="104.63">
                <text:p>104.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1091">
                <text:p>33.1091</text:p>
              </table:table-cell>
              <table:table-cell office:value-type="float" office:value="106.433">
                <text:p>106.4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4133">
                <text:p>33.4133</text:p>
              </table:table-cell>
              <table:table-cell office:value-type="float" office:value="110.028">
                <text:p>110.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6682">
                <text:p>33.6682</text:p>
              </table:table-cell>
              <table:table-cell office:value-type="float" office:value="109.088">
                <text:p>109.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0635">
                <text:p>34.0635</text:p>
              </table:table-cell>
              <table:table-cell office:value-type="float" office:value="109.475">
                <text:p>109.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3656">
                <text:p>34.3656</text:p>
              </table:table-cell>
              <table:table-cell office:value-type="float" office:value="109.908">
                <text:p>109.9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7537">
                <text:p>34.7537</text:p>
              </table:table-cell>
              <table:table-cell office:value-type="float" office:value="110.925">
                <text:p>110.9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9801">
                <text:p>34.9801</text:p>
              </table:table-cell>
              <table:table-cell office:value-type="float" office:value="110.628">
                <text:p>110.6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2301">
                <text:p>35.2301</text:p>
              </table:table-cell>
              <table:table-cell office:value-type="float" office:value="111.695">
                <text:p>111.6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5463">
                <text:p>35.5463</text:p>
              </table:table-cell>
              <table:table-cell office:value-type="float" office:value="111.898">
                <text:p>111.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8224">
                <text:p>35.8224</text:p>
              </table:table-cell>
              <table:table-cell office:value-type="float" office:value="111.603">
                <text:p>111.6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0737">
                <text:p>36.0737</text:p>
              </table:table-cell>
              <table:table-cell office:value-type="float" office:value="111.488">
                <text:p>111.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3899">
                <text:p>36.3899</text:p>
              </table:table-cell>
              <table:table-cell office:value-type="float" office:value="112.048">
                <text:p>112.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7061">
                <text:p>36.7061</text:p>
              </table:table-cell>
              <table:table-cell office:value-type="float" office:value="112.57">
                <text:p>112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0072">
                <text:p>37.0072</text:p>
              </table:table-cell>
              <table:table-cell office:value-type="float" office:value="112.415">
                <text:p>112.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3331">
                <text:p>37.3331</text:p>
              </table:table-cell>
              <table:table-cell office:value-type="float" office:value="113.388">
                <text:p>113.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6081">
                <text:p>37.6081</text:p>
              </table:table-cell>
              <table:table-cell office:value-type="float" office:value="113.753">
                <text:p>113.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8843">
                <text:p>37.8843</text:p>
              </table:table-cell>
              <table:table-cell office:value-type="float" office:value="114.78">
                <text:p>114.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1604">
                <text:p>38.1604</text:p>
              </table:table-cell>
              <table:table-cell office:value-type="float" office:value="115.365">
                <text:p>115.3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5362">
                <text:p>38.5362</text:p>
              </table:table-cell>
              <table:table-cell office:value-type="float" office:value="115.245">
                <text:p>115.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8373">
                <text:p>38.8373</text:p>
              </table:table-cell>
              <table:table-cell office:value-type="float" office:value="117.67">
                <text:p>117.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1065">
                <text:p>39.1065</text:p>
              </table:table-cell>
              <table:table-cell office:value-type="float" office:value="116.998">
                <text:p>116.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4076">
                <text:p>39.4076</text:p>
              </table:table-cell>
              <table:table-cell office:value-type="float" office:value="123.693">
                <text:p>123.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6625">
                <text:p>39.6625</text:p>
              </table:table-cell>
              <table:table-cell office:value-type="float" office:value="126.71">
                <text:p>126.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942">
                <text:p>39.942</text:p>
              </table:table-cell>
              <table:table-cell office:value-type="float" office:value="129.81">
                <text:p>129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2182">
                <text:p>40.2182</text:p>
              </table:table-cell>
              <table:table-cell office:value-type="float" office:value="131.47">
                <text:p>131.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4197">
                <text:p>40.4197</text:p>
              </table:table-cell>
              <table:table-cell office:value-type="float" office:value="133.545">
                <text:p>133.5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7533">
                <text:p>40.7533</text:p>
              </table:table-cell>
              <table:table-cell office:value-type="float" office:value="135.36">
                <text:p>135.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0283">
                <text:p>41.0283</text:p>
              </table:table-cell>
              <table:table-cell office:value-type="float" office:value="136.465">
                <text:p>136.4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2546">
                <text:p>41.25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5096">
                <text:p>41.5096</text:p>
              </table:table-cell>
              <table:table-cell office:value-type="float" office:value="147.398">
                <text:p>147.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.845">
                <text:p>41.845</text:p>
              </table:table-cell>
              <table:table-cell office:value-type="float" office:value="151.498">
                <text:p>151.4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9568">
                <text:p>41.9568</text:p>
              </table:table-cell>
              <table:table-cell office:value-type="float" office:value="151.448">
                <text:p>151.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.1068">
                <text:p>42.1068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1775">
                <text:p>42.1775</text:p>
              </table:table-cell>
              <table:table-cell office:value-type="float" office:value="153.663">
                <text:p>153.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408">
                <text:p>42.408</text:p>
              </table:table-cell>
              <table:table-cell office:value-type="float" office:value="154.923">
                <text:p>154.9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.59">
                <text:p>42.59</text:p>
              </table:table-cell>
              <table:table-cell office:value-type="float" office:value="155.06">
                <text:p>155.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8464">
                <text:p>42.8464</text:p>
              </table:table-cell>
              <table:table-cell office:value-type="float" office:value="155.015">
                <text:p>155.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0948">
                <text:p>43.0948</text:p>
              </table:table-cell>
              <table:table-cell office:value-type="float" office:value="155.568">
                <text:p>155.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.3558">
                <text:p>43.3558</text:p>
              </table:table-cell>
              <table:table-cell office:value-type="float" office:value="156.023">
                <text:p>156.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6058">
                <text:p>43.6058</text:p>
              </table:table-cell>
              <table:table-cell office:value-type="float" office:value="156.818">
                <text:p>156.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8668">
                <text:p>43.8668</text:p>
              </table:table-cell>
              <table:table-cell office:value-type="float" office:value="157.65">
                <text:p>157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1361">
                <text:p>44.1361</text:p>
              </table:table-cell>
              <table:table-cell office:value-type="float" office:value="157.465">
                <text:p>157.4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.4453">
                <text:p>44.4453</text:p>
              </table:table-cell>
              <table:table-cell office:value-type="float" office:value="157.568">
                <text:p>157.5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7703">
                <text:p>44.7703</text:p>
              </table:table-cell>
              <table:table-cell office:value-type="float" office:value="159.113">
                <text:p>159.1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.1703">
                <text:p>45.1703</text:p>
              </table:table-cell>
              <table:table-cell office:value-type="float" office:value="159.56">
                <text:p>159.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4216">
                <text:p>45.4216</text:p>
              </table:table-cell>
              <table:table-cell office:value-type="float" office:value="159.47">
                <text:p>159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7308">
                <text:p>45.7308</text:p>
              </table:table-cell>
              <table:table-cell office:value-type="float" office:value="160.503">
                <text:p>160.5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.0103">
                <text:p>46.0103</text:p>
              </table:table-cell>
              <table:table-cell office:value-type="float" office:value="161.193">
                <text:p>161.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.3265">
                <text:p>46.3265</text:p>
              </table:table-cell>
              <table:table-cell office:value-type="float" office:value="161.735">
                <text:p>161.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6358">
                <text:p>46.6358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8858">
                <text:p>46.8858</text:p>
              </table:table-cell>
              <table:table-cell office:value-type="float" office:value="162.763">
                <text:p>162.7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.1122">
                <text:p>47.1122</text:p>
              </table:table-cell>
              <table:table-cell office:value-type="float" office:value="163.158">
                <text:p>163.1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3872">
                <text:p>47.3872</text:p>
              </table:table-cell>
              <table:table-cell office:value-type="float" office:value="163.493">
                <text:p>163.4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.6122">
                <text:p>47.6122</text:p>
              </table:table-cell>
              <table:table-cell office:value-type="float" office:value="163.823">
                <text:p>163.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6122">
                <text:p>47.6122</text:p>
              </table:table-cell>
              <table:table-cell office:value-type="float" office:value="163.823">
                <text:p>163.8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9968">
                <text:p>47.9968</text:p>
              </table:table-cell>
              <table:table-cell office:value-type="float" office:value="165.043">
                <text:p>165.0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.2729">
                <text:p>48.2729</text:p>
              </table:table-cell>
              <table:table-cell office:value-type="float" office:value="164.463">
                <text:p>164.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.5524">
                <text:p>48.5524</text:p>
              </table:table-cell>
              <table:table-cell office:value-type="float" office:value="168.008">
                <text:p>168.0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8524">
                <text:p>48.8524</text:p>
              </table:table-cell>
              <table:table-cell office:value-type="float" office:value="171.323">
                <text:p>171.3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.144">
                <text:p>49.144</text:p>
              </table:table-cell>
              <table:table-cell office:value-type="float" office:value="172.753">
                <text:p>172.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.4014">
                <text:p>49.4014</text:p>
              </table:table-cell>
              <table:table-cell office:value-type="float" office:value="173.203">
                <text:p>173.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.7055">
                <text:p>49.7055</text:p>
              </table:table-cell>
              <table:table-cell office:value-type="float" office:value="175.025">
                <text:p>175.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0065">
                <text:p>50.0065</text:p>
              </table:table-cell>
              <table:table-cell office:value-type="float" office:value="175.708">
                <text:p>175.7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3076">
                <text:p>50.3076</text:p>
              </table:table-cell>
              <table:table-cell office:value-type="float" office:value="178.585">
                <text:p>178.5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5871">
                <text:p>50.5871</text:p>
              </table:table-cell>
              <table:table-cell office:value-type="float" office:value="179.058">
                <text:p>179.0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9003">
                <text:p>50.9003</text:p>
              </table:table-cell>
              <table:table-cell office:value-type="float" office:value="179.055">
                <text:p>179.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.2339">
                <text:p>51.2339</text:p>
              </table:table-cell>
              <table:table-cell office:value-type="float" office:value="179.78">
                <text:p>179.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4996">
                <text:p>51.4996</text:p>
              </table:table-cell>
              <table:table-cell office:value-type="float" office:value="179.778">
                <text:p>179.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8007">
                <text:p>51.8007</text:p>
              </table:table-cell>
              <table:table-cell office:value-type="float" office:value="181.07">
                <text:p>181.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0857">
                <text:p>52.0857</text:p>
              </table:table-cell>
              <table:table-cell office:value-type="float" office:value="181.773">
                <text:p>181.7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355">
                <text:p>52.355</text:p>
              </table:table-cell>
              <table:table-cell office:value-type="float" office:value="182.223">
                <text:p>182.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6062">
                <text:p>52.6062</text:p>
              </table:table-cell>
              <table:table-cell office:value-type="float" office:value="182.81">
                <text:p>182.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8562">
                <text:p>52.8562</text:p>
              </table:table-cell>
              <table:table-cell office:value-type="float" office:value="183.76">
                <text:p>183.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.0812">
                <text:p>53.0812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.4072">
                <text:p>53.4072</text:p>
              </table:table-cell>
              <table:table-cell office:value-type="float" office:value="185.358">
                <text:p>185.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.6322">
                <text:p>53.6322</text:p>
              </table:table-cell>
              <table:table-cell office:value-type="float" office:value="185.355">
                <text:p>185.3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9117">
                <text:p>53.9117</text:p>
              </table:table-cell>
              <table:table-cell office:value-type="float" office:value="189.758">
                <text:p>189.7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1133">
                <text:p>54.1133</text:p>
              </table:table-cell>
              <table:table-cell office:value-type="float" office:value="190.703">
                <text:p>190.7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.3983">
                <text:p>54.3983</text:p>
              </table:table-cell>
              <table:table-cell office:value-type="float" office:value="190.703">
                <text:p>190.7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6833">
                <text:p>54.6833</text:p>
              </table:table-cell>
              <table:table-cell office:value-type="float" office:value="190.703">
                <text:p>190.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.9296">
                <text:p>54.9296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2555">
                <text:p>55.2555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5805">
                <text:p>55.5805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9055">
                <text:p>55.9055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.1206">
                <text:p>56.1206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.3442">
                <text:p>56.3442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6237">
                <text:p>56.6237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853">
                <text:p>56.853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.0845">
                <text:p>57.0845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.2813">
                <text:p>57.2813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.5506">
                <text:p>57.5506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7858">
                <text:p>57.7858</text:p>
              </table:table-cell>
              <table:table-cell office:value-type="float" office:value="190.648">
                <text:p>190.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.134">
                <text:p>58.134</text:p>
              </table:table-cell>
              <table:table-cell office:value-type="float" office:value="190.65">
                <text:p>190.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4381">
                <text:p>58.4381</text:p>
              </table:table-cell>
              <table:table-cell office:value-type="float" office:value="190.645">
                <text:p>190.6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6881">
                <text:p>58.6881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9676">
                <text:p>58.9676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.2226">
                <text:p>59.2226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4738">
                <text:p>59.4738</text:p>
              </table:table-cell>
              <table:table-cell office:value-type="float" office:value="193.34">
                <text:p>193.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7738">
                <text:p>59.7738</text:p>
              </table:table-cell>
              <table:table-cell office:value-type="float" office:value="194.215">
                <text:p>194.2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.0488">
                <text:p>60.0488</text:p>
              </table:table-cell>
              <table:table-cell office:value-type="float" office:value="194.685">
                <text:p>194.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.3738">
                <text:p>60.3738</text:p>
              </table:table-cell>
              <table:table-cell office:value-type="float" office:value="195.463">
                <text:p>195.4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.6251">
                <text:p>60.6251</text:p>
              </table:table-cell>
              <table:table-cell office:value-type="float" office:value="195.873">
                <text:p>195.8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.8943">
                <text:p>60.89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1636">
                <text:p>61.1636</text:p>
              </table:table-cell>
              <table:table-cell office:value-type="float" office:value="198.865">
                <text:p>198.8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5136">
                <text:p>61.5136</text:p>
              </table:table-cell>
              <table:table-cell office:value-type="float" office:value="199.165">
                <text:p>199.1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8228">
                <text:p>61.8228</text:p>
              </table:table-cell>
              <table:table-cell office:value-type="float" office:value="199.165">
                <text:p>199.1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.1516">
                <text:p>62.1516</text:p>
              </table:table-cell>
              <table:table-cell office:value-type="float" office:value="199.715">
                <text:p>199.7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.3979">
                <text:p>62.3979</text:p>
              </table:table-cell>
              <table:table-cell office:value-type="float" office:value="199.713">
                <text:p>199.7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.7141">
                <text:p>62.7141</text:p>
              </table:table-cell>
              <table:table-cell office:value-type="float" office:value="199.995">
                <text:p>199.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9499">
                <text:p>62.9499</text:p>
              </table:table-cell>
              <table:table-cell office:value-type="float" office:value="199.975">
                <text:p>199.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.1962">
                <text:p>63.1962</text:p>
              </table:table-cell>
              <table:table-cell office:value-type="float" office:value="199.955">
                <text:p>199.9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.4462">
                <text:p>63.4462</text:p>
              </table:table-cell>
              <table:table-cell office:value-type="float" office:value="199.955">
                <text:p>199.9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7468">
                <text:p>63.7468</text:p>
              </table:table-cell>
              <table:table-cell office:value-type="float" office:value="199.955">
                <text:p>199.9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.0278">
                <text:p>64.0278</text:p>
              </table:table-cell>
              <table:table-cell office:value-type="float" office:value="199.915">
                <text:p>199.9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2852">
                <text:p>64.2852</text:p>
              </table:table-cell>
              <table:table-cell office:value-type="float" office:value="199.915">
                <text:p>199.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5425">
                <text:p>64.5425</text:p>
              </table:table-cell>
              <table:table-cell office:value-type="float" office:value="199.915">
                <text:p>199.9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8446">
                <text:p>64.8446</text:p>
              </table:table-cell>
              <table:table-cell office:value-type="float" office:value="199.91">
                <text:p>199.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.1196">
                <text:p>65.1196</text:p>
              </table:table-cell>
              <table:table-cell office:value-type="float" office:value="199.908">
                <text:p>199.9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.155">
                <text:p>65.155</text:p>
              </table:table-cell>
              <table:table-cell office:value-type="float" office:value="199.908">
                <text:p>199.9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.2109">
                <text:p>65.2109</text:p>
              </table:table-cell>
              <table:table-cell office:value-type="float" office:value="199.905">
                <text:p>199.9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3877">
                <text:p>65.3877</text:p>
              </table:table-cell>
              <table:table-cell office:value-type="float" office:value="199.91">
                <text:p>199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.724">
                <text:p>65.724</text:p>
              </table:table-cell>
              <table:table-cell office:value-type="float" office:value="199.625">
                <text:p>199.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6.0069">
                <text:p>66.0069</text:p>
              </table:table-cell>
              <table:table-cell office:value-type="float" office:value="200.055">
                <text:p>200.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.2305">
                <text:p>66.2305</text:p>
              </table:table-cell>
              <table:table-cell office:value-type="float" office:value="200.043">
                <text:p>200.0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.4366">
                <text:p>66.4366</text:p>
              </table:table-cell>
              <table:table-cell office:value-type="float" office:value="200.698">
                <text:p>200.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6828">
                <text:p>66.6828</text:p>
              </table:table-cell>
              <table:table-cell office:value-type="float" office:value="201.375">
                <text:p>201.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9727">
                <text:p>66.9727</text:p>
              </table:table-cell>
              <table:table-cell office:value-type="float" office:value="201.488">
                <text:p>201.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7.2578">
                <text:p>67.2578</text:p>
              </table:table-cell>
              <table:table-cell office:value-type="float" office:value="201.815">
                <text:p>201.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.5493">
                <text:p>67.5493</text:p>
              </table:table-cell>
              <table:table-cell office:value-type="float" office:value="201.823">
                <text:p>201.8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8409">
                <text:p>67.8409</text:p>
              </table:table-cell>
              <table:table-cell office:value-type="float" office:value="201.823">
                <text:p>201.8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8.1668">
                <text:p>68.1668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1668">
                <text:p>68.1668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4181">
                <text:p>68.4181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.0482">
                <text:p>69.0482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.3533">
                <text:p>69.3533</text:p>
              </table:table-cell>
              <table:table-cell office:value-type="float" office:value="202.333">
                <text:p>202.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.6046">
                <text:p>69.6046</text:p>
              </table:table-cell>
              <table:table-cell office:value-type="float" office:value="202.33">
                <text:p>202.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.8558">
                <text:p>69.8558</text:p>
              </table:table-cell>
              <table:table-cell office:value-type="float" office:value="202.328">
                <text:p>202.3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.132">
                <text:p>70.132</text:p>
              </table:table-cell>
              <table:table-cell office:value-type="float" office:value="202.328">
                <text:p>202.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3869">
                <text:p>70.3869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.6419">
                <text:p>70.6419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9029">
                <text:p>70.9029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1.1721">
                <text:p>71.1721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1.4721">
                <text:p>71.4721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.7721">
                <text:p>71.7721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.0234">
                <text:p>72.0234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.3244">
                <text:p>72.3244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.5794">
                <text:p>72.5794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.9053">
                <text:p>72.9053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.2313">
                <text:p>73.2313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.5813">
                <text:p>73.5813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.9073">
                <text:p>73.9073</text:p>
              </table:table-cell>
              <table:table-cell office:value-type="float" office:value="203.593">
                <text:p>203.5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.2831">
                <text:p>74.2831</text:p>
              </table:table-cell>
              <table:table-cell office:value-type="float" office:value="203.59">
                <text:p>203.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.5841">
                <text:p>74.5841</text:p>
              </table:table-cell>
              <table:table-cell office:value-type="float" office:value="204.25">
                <text:p>204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5841">
                <text:p>74.5841</text:p>
              </table:table-cell>
              <table:table-cell office:value-type="float" office:value="204.25">
                <text:p>204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.1364">
                <text:p>75.1364</text:p>
              </table:table-cell>
              <table:table-cell office:value-type="float" office:value="204.25">
                <text:p>204.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.7025">
                <text:p>75.7025</text:p>
              </table:table-cell>
              <table:table-cell office:value-type="float" office:value="201.83">
                <text:p>201.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.9288">
                <text:p>75.9288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.1899">
                <text:p>76.1899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.4694">
                <text:p>76.4694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.7704">
                <text:p>76.7704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.0992">
                <text:p>77.0992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.4501">
                <text:p>77.4501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.7751">
                <text:p>77.7751</text:p>
              </table:table-cell>
              <table:table-cell office:value-type="float" office:value="206.173">
                <text:p>206.1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.1287">
                <text:p>78.1287</text:p>
              </table:table-cell>
              <table:table-cell office:value-type="float" office:value="207.613">
                <text:p>207.6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.3897">
                <text:p>78.3897</text:p>
              </table:table-cell>
              <table:table-cell office:value-type="float" office:value="208.683">
                <text:p>208.6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.6446">
                <text:p>78.6446</text:p>
              </table:table-cell>
              <table:table-cell office:value-type="float" office:value="211.235">
                <text:p>211.2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.9104">
                <text:p>78.9104</text:p>
              </table:table-cell>
              <table:table-cell office:value-type="float" office:value="212.253">
                <text:p>212.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.2266">
                <text:p>79.2266</text:p>
              </table:table-cell>
              <table:table-cell office:value-type="float" office:value="213.388">
                <text:p>213.3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.5061">
                <text:p>79.5061</text:p>
              </table:table-cell>
              <table:table-cell office:value-type="float" office:value="214.67">
                <text:p>214.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.7823">
                <text:p>79.7823</text:p>
              </table:table-cell>
              <table:table-cell office:value-type="float" office:value="215.718">
                <text:p>215.7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.0087">
                <text:p>80.0087</text:p>
              </table:table-cell>
              <table:table-cell office:value-type="float" office:value="216.548">
                <text:p>216.5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.3097">
                <text:p>80.3097</text:p>
              </table:table-cell>
              <table:table-cell office:value-type="float" office:value="217.585">
                <text:p>217.5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.4678">
                <text:p>80.4678</text:p>
              </table:table-cell>
              <table:table-cell office:value-type="float" office:value="218.313">
                <text:p>218.3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.7529">
                <text:p>80.7529</text:p>
              </table:table-cell>
              <table:table-cell office:value-type="float" office:value="219.113">
                <text:p>219.1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.843">
                <text:p>80.843</text:p>
              </table:table-cell>
              <table:table-cell office:value-type="float" office:value="219.113">
                <text:p>219.1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0198">
                <text:p>81.0198</text:p>
              </table:table-cell>
              <table:table-cell office:value-type="float" office:value="223.648">
                <text:p>223.6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.3448">
                <text:p>81.3448</text:p>
              </table:table-cell>
              <table:table-cell office:value-type="float" office:value="226.75">
                <text:p>226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.6243">
                <text:p>81.6243</text:p>
              </table:table-cell>
              <table:table-cell office:value-type="float" office:value="228.11">
                <text:p>228.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.9004">
                <text:p>81.9004</text:p>
              </table:table-cell>
              <table:table-cell office:value-type="float" office:value="228.56">
                <text:p>228.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.2166">
                <text:p>82.2166</text:p>
              </table:table-cell>
              <table:table-cell office:value-type="float" office:value="228.56">
                <text:p>228.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2.4777">
                <text:p>82.4777</text:p>
              </table:table-cell>
              <table:table-cell office:value-type="float" office:value="228.56">
                <text:p>228.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.7469">
                <text:p>82.7469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.0469">
                <text:p>83.0469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.2931">
                <text:p>83.2931</text:p>
              </table:table-cell>
              <table:table-cell office:value-type="float" office:value="229.823">
                <text:p>229.8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.5481">
                <text:p>83.5481</text:p>
              </table:table-cell>
              <table:table-cell office:value-type="float" office:value="229.823">
                <text:p>229.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.7993">
                <text:p>83.7993</text:p>
              </table:table-cell>
              <table:table-cell office:value-type="float" office:value="232.975">
                <text:p>232.9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.1156">
                <text:p>84.1156</text:p>
              </table:table-cell>
              <table:table-cell office:value-type="float" office:value="233.998">
                <text:p>233.9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.4197">
                <text:p>84.4197</text:p>
              </table:table-cell>
              <table:table-cell office:value-type="float" office:value="235.135">
                <text:p>235.1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.6855">
                <text:p>84.6855</text:p>
              </table:table-cell>
              <table:table-cell office:value-type="float" office:value="236.193">
                <text:p>236.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9781">
                <text:p>84.9781</text:p>
              </table:table-cell>
              <table:table-cell office:value-type="float" office:value="240.515">
                <text:p>240.5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.233">
                <text:p>85.233</text:p>
              </table:table-cell>
              <table:table-cell office:value-type="float" office:value="242.47">
                <text:p>242.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.5341">
                <text:p>85.5341</text:p>
              </table:table-cell>
              <table:table-cell office:value-type="float" office:value="244.248">
                <text:p>244.2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.8102">
                <text:p>85.8102</text:p>
              </table:table-cell>
              <table:table-cell office:value-type="float" office:value="245.668">
                <text:p>245.6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.0712">
                <text:p>86.0712</text:p>
              </table:table-cell>
              <table:table-cell office:value-type="float" office:value="246.605">
                <text:p>246.6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.3416">
                <text:p>86.3416</text:p>
              </table:table-cell>
              <table:table-cell office:value-type="float" office:value="246.593">
                <text:p>246.5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.6458">
                <text:p>86.645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.8958">
                <text:p>86.895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.147">
                <text:p>87.14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.397">
                <text:p>87.39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.6765">
                <text:p>87.6765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9278">
                <text:p>87.927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.1827">
                <text:p>88.182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.4437">
                <text:p>88.443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.6499">
                <text:p>88.6499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.8804">
                <text:p>88.8804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.1292">
                <text:p>89.1292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.3663">
                <text:p>89.3663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.6674">
                <text:p>89.6674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.9284">
                <text:p>89.9284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.1188">
                <text:p>90.118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0.4188">
                <text:p>90.418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.7438">
                <text:p>90.743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.8959">
                <text:p>90.8959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.2872">
                <text:p>91.2872</text:p>
              </table:table-cell>
              <table:table-cell office:value-type="float" office:value="247.405">
                <text:p>247.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1.6235">
                <text:p>91.6235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.8785">
                <text:p>91.8785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.0921">
                <text:p>92.0921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.3941">
                <text:p>92.3941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2.7104">
                <text:p>92.7104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3.0639">
                <text:p>93.0639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.4139">
                <text:p>93.4139</text:p>
              </table:table-cell>
              <table:table-cell office:value-type="float" office:value="249.07">
                <text:p>249.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.6934">
                <text:p>93.6934</text:p>
              </table:table-cell>
              <table:table-cell office:value-type="float" office:value="249.07">
                <text:p>249.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.9592">
                <text:p>93.9592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4.1856">
                <text:p>94.1856</text:p>
              </table:table-cell>
              <table:table-cell office:value-type="float" office:value="249.03">
                <text:p>249.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4.5672">
                <text:p>94.5672</text:p>
              </table:table-cell>
              <table:table-cell office:value-type="float" office:value="249.03">
                <text:p>249.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.1801">
                <text:p>95.1801</text:p>
              </table:table-cell>
              <table:table-cell office:value-type="float" office:value="249.07">
                <text:p>249.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.2861">
                <text:p>95.2861</text:p>
              </table:table-cell>
              <table:table-cell office:value-type="float" office:value="249.045">
                <text:p>249.0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.5386">
                <text:p>95.5386</text:p>
              </table:table-cell>
              <table:table-cell office:value-type="float" office:value="249.048">
                <text:p>249.0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.8079">
                <text:p>95.8079</text:p>
              </table:table-cell>
              <table:table-cell office:value-type="float" office:value="249.048">
                <text:p>249.0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6.1089">
                <text:p>96.1089</text:p>
              </table:table-cell>
              <table:table-cell office:value-type="float" office:value="249.048">
                <text:p>249.0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6.1839">
                <text:p>96.1839</text:p>
              </table:table-cell>
              <table:table-cell office:value-type="float" office:value="249.018">
                <text:p>249.0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6.2398">
                <text:p>96.2398</text:p>
              </table:table-cell>
              <table:table-cell office:value-type="float" office:value="249.018">
                <text:p>249.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.5248">
                <text:p>96.5248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6.7748">
                <text:p>96.7748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7.0498">
                <text:p>97.0498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7.3011">
                <text:p>97.3011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7.4915">
                <text:p>97.4915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.7956">
                <text:p>97.7956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8.0469">
                <text:p>98.0469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8.2605">
                <text:p>98.2605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.3164">
                <text:p>98.3164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.5774">
                <text:p>98.5774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7835">
                <text:p>98.7835</text:p>
              </table:table-cell>
              <table:table-cell office:value-type="float" office:value="249.383">
                <text:p>249.3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9851">
                <text:p>98.9851</text:p>
              </table:table-cell>
              <table:table-cell office:value-type="float" office:value="249.383">
                <text:p>249.3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9.24">
                <text:p>99.24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501">
                <text:p>99.501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8021">
                <text:p>99.8021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.104">
                <text:p>100.104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484">
                <text:p>100.484</text:p>
              </table:table-cell>
              <table:table-cell office:value-type="float" office:value="250.22">
                <text:p>250.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714">
                <text:p>100.714</text:p>
              </table:table-cell>
              <table:table-cell office:value-type="float" office:value="250.218">
                <text:p>250.2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714">
                <text:p>100.714</text:p>
              </table:table-cell>
              <table:table-cell office:value-type="float" office:value="250.218">
                <text:p>250.2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.175">
                <text:p>101.175</text:p>
              </table:table-cell>
              <table:table-cell office:value-type="float" office:value="250.223">
                <text:p>250.2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.532">
                <text:p>101.532</text:p>
              </table:table-cell>
              <table:table-cell office:value-type="float" office:value="250.263">
                <text:p>250.2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.812">
                <text:p>101.812</text:p>
              </table:table-cell>
              <table:table-cell office:value-type="float" office:value="250.225">
                <text:p>250.2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2.082">
                <text:p>102.082</text:p>
              </table:table-cell>
              <table:table-cell office:value-type="float" office:value="250.225">
                <text:p>250.2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.47">
                <text:p>102.47</text:p>
              </table:table-cell>
              <table:table-cell office:value-type="float" office:value="250.213">
                <text:p>250.2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47">
                <text:p>102.47</text:p>
              </table:table-cell>
              <table:table-cell office:value-type="float" office:value="250.208">
                <text:p>250.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3.053">
                <text:p>103.053</text:p>
              </table:table-cell>
              <table:table-cell office:value-type="float" office:value="250.208">
                <text:p>250.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.388">
                <text:p>103.388</text:p>
              </table:table-cell>
              <table:table-cell office:value-type="float" office:value="250.205">
                <text:p>250.2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.704">
                <text:p>103.704</text:p>
              </table:table-cell>
              <table:table-cell office:value-type="float" office:value="250.198">
                <text:p>250.1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91">
                <text:p>103.91</text:p>
              </table:table-cell>
              <table:table-cell office:value-type="float" office:value="250.198">
                <text:p>250.1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91">
                <text:p>103.91</text:p>
              </table:table-cell>
              <table:table-cell office:value-type="float" office:value="250.198">
                <text:p>250.1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4.54">
                <text:p>104.54</text:p>
              </table:table-cell>
              <table:table-cell office:value-type="float" office:value="250.193">
                <text:p>250.1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.801">
                <text:p>104.801</text:p>
              </table:table-cell>
              <table:table-cell office:value-type="float" office:value="250.19">
                <text:p>250.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.801">
                <text:p>104.801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5.377">
                <text:p>105.377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.629">
                <text:p>105.629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5.88">
                <text:p>105.88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6.156">
                <text:p>106.156</text:p>
              </table:table-cell>
              <table:table-cell office:value-type="float" office:value="250.675">
                <text:p>250.6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6.382">
                <text:p>106.382</text:p>
              </table:table-cell>
              <table:table-cell office:value-type="float" office:value="250.645">
                <text:p>250.6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682">
                <text:p>106.682</text:p>
              </table:table-cell>
              <table:table-cell office:value-type="float" office:value="250.61">
                <text:p>250.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992">
                <text:p>106.992</text:p>
              </table:table-cell>
              <table:table-cell office:value-type="float" office:value="250.448">
                <text:p>250.4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7.253">
                <text:p>107.253</text:p>
              </table:table-cell>
              <table:table-cell office:value-type="float" office:value="250.435">
                <text:p>250.4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7.499">
                <text:p>107.499</text:p>
              </table:table-cell>
              <table:table-cell office:value-type="float" office:value="250.433">
                <text:p>250.4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778">
                <text:p>107.778</text:p>
              </table:table-cell>
              <table:table-cell office:value-type="float" office:value="250.433">
                <text:p>250.4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8.15">
                <text:p>108.15</text:p>
              </table:table-cell>
              <table:table-cell office:value-type="float" office:value="250.433">
                <text:p>250.4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8.587">
                <text:p>108.587</text:p>
              </table:table-cell>
              <table:table-cell office:value-type="float" office:value="250.805">
                <text:p>250.8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9.001">
                <text:p>109.001</text:p>
              </table:table-cell>
              <table:table-cell office:value-type="float" office:value="251.583">
                <text:p>251.5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9.501">
                <text:p>109.501</text:p>
              </table:table-cell>
              <table:table-cell office:value-type="float" office:value="260.035">
                <text:p>260.0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9.926">
                <text:p>109.926</text:p>
              </table:table-cell>
              <table:table-cell office:value-type="float" office:value="263.083">
                <text:p>263.0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.14">
                <text:p>110.14</text:p>
              </table:table-cell>
              <table:table-cell office:value-type="float" office:value="263.035">
                <text:p>263.0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0.54">
                <text:p>110.54</text:p>
              </table:table-cell>
              <table:table-cell office:value-type="float" office:value="262.915">
                <text:p>262.9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1.144">
                <text:p>111.144</text:p>
              </table:table-cell>
              <table:table-cell office:value-type="float" office:value="263.038">
                <text:p>263.0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1.533">
                <text:p>111.533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1.746">
                <text:p>111.746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1.96">
                <text:p>111.96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2.215">
                <text:p>112.215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2.215">
                <text:p>112.215</text:p>
              </table:table-cell>
              <table:table-cell office:value-type="float" office:value="263.038">
                <text:p>263.0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2.467">
                <text:p>112.467</text:p>
              </table:table-cell>
              <table:table-cell office:value-type="float" office:value="263.038">
                <text:p>263.0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3.023">
                <text:p>113.023</text:p>
              </table:table-cell>
              <table:table-cell office:value-type="float" office:value="262.87">
                <text:p>262.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3.023">
                <text:p>113.023</text:p>
              </table:table-cell>
              <table:table-cell office:value-type="float" office:value="262.87">
                <text:p>262.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3.549">
                <text:p>113.549</text:p>
              </table:table-cell>
              <table:table-cell office:value-type="float" office:value="263.285">
                <text:p>263.2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3.824">
                <text:p>113.824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.104">
                <text:p>114.104</text:p>
              </table:table-cell>
              <table:table-cell office:value-type="float" office:value="264.193">
                <text:p>264.1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.379">
                <text:p>114.379</text:p>
              </table:table-cell>
              <table:table-cell office:value-type="float" office:value="264.19">
                <text:p>264.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4.379">
                <text:p>114.379</text:p>
              </table:table-cell>
              <table:table-cell office:value-type="float" office:value="264.19">
                <text:p>264.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4.931">
                <text:p>114.931</text:p>
              </table:table-cell>
              <table:table-cell office:value-type="float" office:value="264.193">
                <text:p>264.1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5.186">
                <text:p>115.186</text:p>
              </table:table-cell>
              <table:table-cell office:value-type="float" office:value="264.193">
                <text:p>264.1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5.436">
                <text:p>115.436</text:p>
              </table:table-cell>
              <table:table-cell office:value-type="float" office:value="264.203">
                <text:p>264.2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5.686">
                <text:p>115.686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.986">
                <text:p>115.986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.237">
                <text:p>116.237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6.463">
                <text:p>116.463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6.69">
                <text:p>116.6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6.969">
                <text:p>116.96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7.219">
                <text:p>117.21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.396">
                <text:p>117.396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7.647">
                <text:p>117.647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7.899">
                <text:p>117.89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8.105">
                <text:p>118.105</text:p>
              </table:table-cell>
              <table:table-cell office:value-type="float" office:value="264.7">
                <text:p>264.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8.28">
                <text:p>118.28</text:p>
              </table:table-cell>
              <table:table-cell office:value-type="float" office:value="265.003">
                <text:p>265.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8.53">
                <text:p>118.53</text:p>
              </table:table-cell>
              <table:table-cell office:value-type="float" office:value="265.88">
                <text:p>265.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8.731">
                <text:p>118.731</text:p>
              </table:table-cell>
              <table:table-cell office:value-type="float" office:value="265.603">
                <text:p>265.6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.007">
                <text:p>119.007</text:p>
              </table:table-cell>
              <table:table-cell office:value-type="float" office:value="265.558">
                <text:p>265.5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.259">
                <text:p>119.259</text:p>
              </table:table-cell>
              <table:table-cell office:value-type="float" office:value="266.62">
                <text:p>266.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.484">
                <text:p>119.484</text:p>
              </table:table-cell>
              <table:table-cell office:value-type="float" office:value="266.875">
                <text:p>266.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.735">
                <text:p>119.735</text:p>
              </table:table-cell>
              <table:table-cell office:value-type="float" office:value="266.158">
                <text:p>266.1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.961">
                <text:p>119.961</text:p>
              </table:table-cell>
              <table:table-cell office:value-type="float" office:value="266.428">
                <text:p>266.4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.241">
                <text:p>120.241</text:p>
              </table:table-cell>
              <table:table-cell office:value-type="float" office:value="266.815">
                <text:p>266.8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.471">
                <text:p>120.471</text:p>
              </table:table-cell>
              <table:table-cell office:value-type="float" office:value="265.758">
                <text:p>265.7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.772">
                <text:p>120.772</text:p>
              </table:table-cell>
              <table:table-cell office:value-type="float" office:value="265.735">
                <text:p>265.7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1.048">
                <text:p>121.048</text:p>
              </table:table-cell>
              <table:table-cell office:value-type="float" office:value="267.27">
                <text:p>267.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1.591">
                <text:p>121.591</text:p>
              </table:table-cell>
              <table:table-cell office:value-type="float" office:value="264.275">
                <text:p>264.2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1.838">
                <text:p>121.838</text:p>
              </table:table-cell>
              <table:table-cell office:value-type="float" office:value="264.16">
                <text:p>264.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2.064">
                <text:p>122.064</text:p>
              </table:table-cell>
              <table:table-cell office:value-type="float" office:value="262.77">
                <text:p>262.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.364">
                <text:p>122.364</text:p>
              </table:table-cell>
              <table:table-cell office:value-type="float" office:value="263.338">
                <text:p>263.3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2.591">
                <text:p>122.591</text:p>
              </table:table-cell>
              <table:table-cell office:value-type="float" office:value="263.565">
                <text:p>263.5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2.916">
                <text:p>122.916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3.192">
                <text:p>123.192</text:p>
              </table:table-cell>
              <table:table-cell office:value-type="float" office:value="266.38">
                <text:p>266.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3.443">
                <text:p>123.443</text:p>
              </table:table-cell>
              <table:table-cell office:value-type="float" office:value="264.623">
                <text:p>264.6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3.718">
                <text:p>123.718</text:p>
              </table:table-cell>
              <table:table-cell office:value-type="float" office:value="264.153">
                <text:p>264.1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.968">
                <text:p>123.968</text:p>
              </table:table-cell>
              <table:table-cell office:value-type="float" office:value="264.045">
                <text:p>264.0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4.11">
                <text:p>124.11</text:p>
              </table:table-cell>
              <table:table-cell office:value-type="float" office:value="264.045">
                <text:p>264.0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4.323">
                <text:p>124.323</text:p>
              </table:table-cell>
              <table:table-cell office:value-type="float" office:value="264.045">
                <text:p>264.0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4.584">
                <text:p>124.584</text:p>
              </table:table-cell>
              <table:table-cell office:value-type="float" office:value="264.04">
                <text:p>264.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.864">
                <text:p>124.864</text:p>
              </table:table-cell>
              <table:table-cell office:value-type="float" office:value="264.035">
                <text:p>264.0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5.115">
                <text:p>125.115</text:p>
              </table:table-cell>
              <table:table-cell office:value-type="float" office:value="264.033">
                <text:p>264.0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5.366">
                <text:p>125.366</text:p>
              </table:table-cell>
              <table:table-cell office:value-type="float" office:value="264.03">
                <text:p>264.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5.616">
                <text:p>125.616</text:p>
              </table:table-cell>
              <table:table-cell office:value-type="float" office:value="264.03">
                <text:p>264.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5.616">
                <text:p>125.616</text:p>
              </table:table-cell>
              <table:table-cell office:value-type="float" office:value="264.038">
                <text:p>264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